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Neue" svg:font-family="'Helvetica Neue', Arial, sans-serif"/>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Courier New3" svg:font-family="'Courier New'" style:font-adornments="Italic"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ourier" svg:font-family="Courier" style:font-adornments="Regular" style:font-family-generic="roman" style:font-pitch="fixed"/>
    <style:font-face style:name="Aharoni" svg:font-family="Aharoni" style:font-adornments="Bold" style:font-pitch="variable"/>
    <style:font-face style:name="B Helvetica Bold" svg:font-family="'B Helvetica Bold'" style:font-pitch="variable"/>
    <style:font-face style:name="Formata Medium" svg:font-family="'Formata Medium'" style:font-pitch="variable"/>
    <style:font-face style:name="I Palatino Italic" svg:font-family="'I Palatino Italic'" style:font-pitch="variable"/>
    <style:font-face style:name="Palatino" svg:font-family="Palatino" style:font-pitch="variable"/>
    <style:font-face style:name="Times" svg:font-family="Times"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end" style:justify-single-word="false"/>
      <style:text-properties fo:font-size="12pt" style:font-size-asian="12pt" style:font-size-complex="12pt"/>
    </style:style>
    <style:style style:name="P2" style:family="paragraph" style:parent-style-name="Header">
      <style:paragraph-properties fo:text-align="end" style:justify-single-word="false"/>
    </style:style>
    <style:style style:name="P3" style:family="paragraph" style:parent-style-name="Text_20_body">
      <style:text-properties officeooo:rsid="0002380f" officeooo:paragraph-rsid="0002380f"/>
    </style:style>
    <style:style style:name="P4" style:family="paragraph" style:parent-style-name="Text_20_body">
      <style:text-properties officeooo:rsid="0006ade1" officeooo:paragraph-rsid="0012dca3"/>
    </style:style>
    <style:style style:name="P5" style:family="paragraph" style:parent-style-name="Text_20_body">
      <style:text-properties officeooo:rsid="0006ade1" officeooo:paragraph-rsid="001e5763"/>
    </style:style>
    <style:style style:name="P6" style:family="paragraph" style:parent-style-name="Text_20_body">
      <style:text-properties officeooo:rsid="0006ade1" officeooo:paragraph-rsid="00212bea"/>
    </style:style>
    <style:style style:name="P7" style:family="paragraph" style:parent-style-name="Text_20_body">
      <style:text-properties officeooo:rsid="000fbbb2" officeooo:paragraph-rsid="000fbbb2"/>
    </style:style>
    <style:style style:name="P8" style:family="paragraph" style:parent-style-name="Text_20_body">
      <style:text-properties officeooo:rsid="001027db" officeooo:paragraph-rsid="001103bd"/>
    </style:style>
    <style:style style:name="P9" style:family="paragraph" style:parent-style-name="Text_20_body">
      <style:text-properties officeooo:rsid="0012dca3" officeooo:paragraph-rsid="0012dca3"/>
    </style:style>
    <style:style style:name="P10" style:family="paragraph" style:parent-style-name="Text_20_body">
      <style:text-properties style:font-name="Courier New" fo:font-weight="normal" officeooo:rsid="001a214e" officeooo:paragraph-rsid="0028a7f0" style:font-weight-asian="normal" style:font-weight-complex="normal"/>
    </style:style>
    <style:style style:name="P11" style:family="paragraph" style:parent-style-name="Text_20_body">
      <style:text-properties style:font-name="Courier New" fo:font-weight="normal" officeooo:rsid="001bea62" officeooo:paragraph-rsid="001bea62" style:font-weight-asian="normal" style:font-weight-complex="normal"/>
    </style:style>
    <style:style style:name="P12" style:family="paragraph" style:parent-style-name="Text_20_body">
      <style:text-properties officeooo:rsid="001bea62" officeooo:paragraph-rsid="001bea62"/>
    </style:style>
    <style:style style:name="P13" style:family="paragraph" style:parent-style-name="Text_20_body">
      <style:text-properties officeooo:paragraph-rsid="0021de0e"/>
    </style:style>
    <style:style style:name="P14" style:family="paragraph" style:parent-style-name="Text_20_body">
      <style:text-properties fo:font-style="normal" officeooo:rsid="003656db" officeooo:paragraph-rsid="003656db" style:font-style-asian="normal" style:font-style-complex="normal"/>
    </style:style>
    <style:style style:name="P15" style:family="paragraph" style:parent-style-name="Text_20_body">
      <style:text-properties fo:font-style="normal" officeooo:rsid="0036ae5c" officeooo:paragraph-rsid="0037fa24" style:font-style-asian="normal" style:font-style-complex="normal"/>
    </style:style>
    <style:style style:name="P16" style:family="paragraph" style:parent-style-name="Text_20_body">
      <style:text-properties fo:font-style="normal" officeooo:rsid="0039ea43" officeooo:paragraph-rsid="0039ea43" style:font-style-asian="normal" style:font-style-complex="normal"/>
    </style:style>
    <style:style style:name="P17" style:family="paragraph" style:parent-style-name="Text_20_body">
      <style:text-properties fo:font-style="normal" officeooo:rsid="004a2752" officeooo:paragraph-rsid="004a2752" style:font-style-asian="normal" style:font-style-complex="normal"/>
    </style:style>
    <style:style style:name="P18" style:family="paragraph" style:parent-style-name="Text_20_body">
      <style:text-properties officeooo:rsid="002c1596" officeooo:paragraph-rsid="002e5b25"/>
    </style:style>
    <style:style style:name="P19" style:family="paragraph" style:parent-style-name="Text_20_body">
      <style:text-properties officeooo:rsid="00228f13" officeooo:paragraph-rsid="00228f13"/>
    </style:style>
    <style:style style:name="P20" style:family="paragraph" style:parent-style-name="Text_20_body">
      <style:text-properties officeooo:rsid="00302fbb" officeooo:paragraph-rsid="00302fbb"/>
    </style:style>
    <style:style style:name="P21" style:family="paragraph" style:parent-style-name="Text_20_body">
      <style:text-properties officeooo:rsid="0016f7c1" officeooo:paragraph-rsid="0016f7c1"/>
    </style:style>
    <style:style style:name="P22" style:family="paragraph" style:parent-style-name="Text_20_body">
      <style:text-properties officeooo:rsid="0016f7c1" officeooo:paragraph-rsid="0031edc5"/>
    </style:style>
    <style:style style:name="P23" style:family="paragraph" style:parent-style-name="Text_20_body">
      <style:text-properties officeooo:rsid="0031edc5" officeooo:paragraph-rsid="0031edc5"/>
    </style:style>
    <style:style style:name="P24" style:family="paragraph" style:parent-style-name="Text_20_body">
      <style:text-properties officeooo:rsid="00347329" officeooo:paragraph-rsid="00347329"/>
    </style:style>
    <style:style style:name="P25" style:family="paragraph" style:parent-style-name="Text_20_body">
      <style:text-properties officeooo:paragraph-rsid="0042a342"/>
    </style:style>
    <style:style style:name="P26" style:family="paragraph" style:parent-style-name="Text_20_body">
      <style:text-properties officeooo:rsid="00434fe9" officeooo:paragraph-rsid="00434fe9"/>
    </style:style>
    <style:style style:name="P27" style:family="paragraph" style:parent-style-name="Text_20_body">
      <style:text-properties officeooo:rsid="0043bea9" officeooo:paragraph-rsid="0043bea9"/>
    </style:style>
    <style:style style:name="P28" style:family="paragraph" style:parent-style-name="Text_20_body">
      <style:text-properties officeooo:rsid="00458a6f" officeooo:paragraph-rsid="00458a6f"/>
    </style:style>
    <style:style style:name="P29" style:family="paragraph" style:parent-style-name="Text_20_body">
      <style:text-properties officeooo:rsid="004b284a" officeooo:paragraph-rsid="004b284a"/>
    </style:style>
    <style:style style:name="P30" style:family="paragraph" style:parent-style-name="Text_20_body">
      <style:text-properties officeooo:rsid="004ca0a2" officeooo:paragraph-rsid="004ca0a2"/>
    </style:style>
    <style:style style:name="P31" style:family="paragraph" style:parent-style-name="Text_20_body">
      <style:text-properties officeooo:rsid="004d3126" officeooo:paragraph-rsid="004d3126"/>
    </style:style>
    <style:style style:name="P32" style:family="paragraph" style:parent-style-name="Text_20_body">
      <style:text-properties officeooo:rsid="004d8082" officeooo:paragraph-rsid="004d8082"/>
    </style:style>
    <style:style style:name="P33" style:family="paragraph" style:parent-style-name="Text_20_body">
      <style:text-properties officeooo:rsid="004e9765" officeooo:paragraph-rsid="0052804c"/>
    </style:style>
    <style:style style:name="P34" style:family="paragraph" style:parent-style-name="Text_20_body">
      <style:text-properties officeooo:rsid="0052c53b" officeooo:paragraph-rsid="0052c53b"/>
    </style:style>
    <style:style style:name="P35" style:family="paragraph" style:parent-style-name="Subtitle">
      <style:text-properties officeooo:rsid="0002380f" officeooo:paragraph-rsid="0002380f"/>
    </style:style>
    <style:style style:name="P36" style:family="paragraph" style:parent-style-name="Chapter_20_Title">
      <style:text-properties officeooo:paragraph-rsid="000503b4"/>
    </style:style>
    <style:style style:name="P37" style:family="paragraph" style:parent-style-name="Title">
      <style:text-properties officeooo:rsid="0002380f" officeooo:paragraph-rsid="0002380f"/>
    </style:style>
    <style:style style:name="P38" style:family="paragraph" style:parent-style-name="Table_20_of_20_Contents">
      <style:text-properties officeooo:rsid="0002380f" officeooo:paragraph-rsid="0002380f"/>
    </style:style>
    <style:style style:name="P39" style:family="paragraph" style:parent-style-name="Table_20_of_20_Contents">
      <style:text-properties officeooo:rsid="000359a0" officeooo:paragraph-rsid="000359a0"/>
    </style:style>
    <style:style style:name="P40" style:family="paragraph" style:parent-style-name="Table_20_of_20_Contents">
      <style:text-properties officeooo:rsid="000503b4" officeooo:paragraph-rsid="000503b4"/>
    </style:style>
    <style:style style:name="P41" style:family="paragraph" style:parent-style-name="Addressee">
      <style:text-properties officeooo:rsid="0002380f" officeooo:paragraph-rsid="0002380f"/>
    </style:style>
    <style:style style:name="P42" style:family="paragraph" style:parent-style-name="Chapter_20_Label">
      <style:paragraph-properties fo:break-before="page"/>
    </style:style>
    <style:style style:name="P43" style:family="paragraph" style:parent-style-name="Footnote">
      <style:text-properties officeooo:rsid="001f53c8" officeooo:paragraph-rsid="001f53c8"/>
    </style:style>
    <style:style style:name="P44" style:family="paragraph" style:parent-style-name="Footnote">
      <style:text-properties officeooo:rsid="00212bea" officeooo:paragraph-rsid="00212bea"/>
    </style:style>
    <style:style style:name="P45" style:family="paragraph" style:parent-style-name="Footnote">
      <style:text-properties officeooo:rsid="00212bea" officeooo:paragraph-rsid="00218d83"/>
    </style:style>
    <style:style style:name="P46" style:family="paragraph" style:parent-style-name="Footnote">
      <style:text-properties officeooo:rsid="00212bea" officeooo:paragraph-rsid="0021de0e"/>
    </style:style>
    <style:style style:name="P47" style:family="paragraph" style:parent-style-name="Footnote">
      <style:text-properties officeooo:rsid="00212bea" officeooo:paragraph-rsid="002cf2e0"/>
    </style:style>
    <style:style style:name="P48" style:family="paragraph" style:parent-style-name="Footnote">
      <style:text-properties officeooo:rsid="00212bea" officeooo:paragraph-rsid="0036ae5c"/>
    </style:style>
    <style:style style:name="P49" style:family="paragraph" style:parent-style-name="Footnote">
      <style:text-properties officeooo:rsid="00212bea" officeooo:paragraph-rsid="003fb6f5"/>
    </style:style>
    <style:style style:name="P50" style:family="paragraph" style:parent-style-name="Footnote">
      <style:text-properties officeooo:rsid="00212bea" officeooo:paragraph-rsid="0042a342"/>
    </style:style>
    <style:style style:name="P51" style:family="paragraph" style:parent-style-name="Footnote">
      <style:text-properties officeooo:rsid="00212bea" officeooo:paragraph-rsid="0043bea9"/>
    </style:style>
    <style:style style:name="P52" style:family="paragraph" style:parent-style-name="Footnote">
      <style:text-properties officeooo:rsid="00212bea" officeooo:paragraph-rsid="00486870"/>
    </style:style>
    <style:style style:name="P53" style:family="paragraph" style:parent-style-name="Footnote">
      <style:text-properties officeooo:rsid="00212bea" officeooo:paragraph-rsid="004a2752"/>
    </style:style>
    <style:style style:name="P54" style:family="paragraph" style:parent-style-name="Footnote">
      <style:text-properties officeooo:paragraph-rsid="00212bea"/>
    </style:style>
    <style:style style:name="P55" style:family="paragraph" style:parent-style-name="Footnote">
      <style:text-properties officeooo:rsid="00218d83" officeooo:paragraph-rsid="00218d83"/>
    </style:style>
    <style:style style:name="P56" style:family="paragraph" style:parent-style-name="Footnote">
      <style:text-properties officeooo:rsid="00218d83" officeooo:paragraph-rsid="0031edc5"/>
    </style:style>
    <style:style style:name="P57" style:family="paragraph" style:parent-style-name="Footnote">
      <style:text-properties officeooo:paragraph-rsid="00218d83"/>
    </style:style>
    <style:style style:name="P58" style:family="paragraph" style:parent-style-name="Footnote">
      <style:text-properties officeooo:rsid="002727a5" officeooo:paragraph-rsid="002727a5"/>
    </style:style>
    <style:style style:name="P59" style:family="paragraph" style:parent-style-name="Footnote">
      <style:text-properties officeooo:paragraph-rsid="00292eb1"/>
    </style:style>
    <style:style style:name="P60" style:family="paragraph" style:parent-style-name="Footnote">
      <style:text-properties officeooo:rsid="00292eb1" officeooo:paragraph-rsid="00292eb1"/>
    </style:style>
    <style:style style:name="P61" style:family="paragraph" style:parent-style-name="Footnote">
      <style:text-properties officeooo:paragraph-rsid="002acfe1"/>
    </style:style>
    <style:style style:name="P62" style:family="paragraph" style:parent-style-name="Footnote">
      <style:text-properties officeooo:paragraph-rsid="0033efcd"/>
    </style:style>
    <style:style style:name="P63" style:family="paragraph" style:parent-style-name="Footnote">
      <style:text-properties officeooo:paragraph-rsid="003656db"/>
    </style:style>
    <style:style style:name="P64" style:family="paragraph" style:parent-style-name="Footnote">
      <style:text-properties officeooo:paragraph-rsid="0036ae5c"/>
    </style:style>
    <style:style style:name="P65" style:family="paragraph" style:parent-style-name="Footnote">
      <style:text-properties officeooo:paragraph-rsid="00395413"/>
    </style:style>
    <style:style style:name="P66" style:family="paragraph" style:parent-style-name="Footnote">
      <style:text-properties officeooo:paragraph-rsid="0039ea43"/>
    </style:style>
    <style:style style:name="P67" style:family="paragraph" style:parent-style-name="Footnote">
      <style:text-properties officeooo:paragraph-rsid="003ab76a"/>
    </style:style>
    <style:style style:name="P68" style:family="paragraph" style:parent-style-name="Footnote">
      <style:text-properties officeooo:rsid="003f08da" officeooo:paragraph-rsid="003f08da"/>
    </style:style>
    <style:style style:name="P69" style:family="paragraph" style:parent-style-name="Footnote">
      <style:text-properties officeooo:paragraph-rsid="0040d611"/>
    </style:style>
    <style:style style:name="P70" style:family="paragraph" style:parent-style-name="Footnote">
      <style:text-properties officeooo:rsid="0042a342" officeooo:paragraph-rsid="0042a342"/>
    </style:style>
    <style:style style:name="P71" style:family="paragraph" style:parent-style-name="Footnote">
      <style:text-properties officeooo:paragraph-rsid="0043bea9"/>
    </style:style>
    <style:style style:name="P72" style:family="paragraph" style:parent-style-name="Footnote">
      <style:text-properties officeooo:rsid="004a2752" officeooo:paragraph-rsid="004a2752"/>
    </style:style>
    <style:style style:name="P73" style:family="paragraph" style:parent-style-name="Footnote">
      <style:text-properties officeooo:rsid="0055b5bc" officeooo:paragraph-rsid="0055b5bc"/>
    </style:style>
    <style:style style:name="P74" style:family="paragraph" style:parent-style-name="Footnote">
      <style:paragraph-properties fo:margin-left="0in" fo:margin-right="0in" style:line-height-at-least="0.198in" fo:text-indent="0in" style:auto-text-indent="false"/>
      <style:text-properties fo:font-variant="normal" fo:text-transform="none" fo:color="#000000" style:font-name="Courier New" fo:font-size="10pt" fo:letter-spacing="normal" fo:font-style="normal" fo:font-weight="normal" style:font-size-asian="10pt" style:font-size-complex="10pt"/>
    </style:style>
    <style:style style:name="P75" style:family="paragraph" style:parent-style-name="Text_20_body">
      <style:text-properties officeooo:rsid="004e9765" officeooo:paragraph-rsid="0052804c"/>
    </style:style>
    <style:style style:name="P76" style:family="paragraph" style:parent-style-name="Text_20_body">
      <style:text-properties officeooo:rsid="00593131" officeooo:paragraph-rsid="00593131"/>
    </style:style>
    <style:style style:name="P77" style:family="paragraph" style:parent-style-name="Text_20_body">
      <style:text-properties officeooo:rsid="005b5ce3" officeooo:paragraph-rsid="005b5ce3"/>
    </style:style>
    <style:style style:name="P78" style:family="paragraph" style:parent-style-name="Text_20_body">
      <style:text-properties officeooo:rsid="005c8b80" officeooo:paragraph-rsid="005c8b80"/>
    </style:style>
    <style:style style:name="T1" style:family="text">
      <style:text-properties officeooo:rsid="0002380f"/>
    </style:style>
    <style:style style:name="T2" style:family="text">
      <style:text-properties officeooo:rsid="000359a0"/>
    </style:style>
    <style:style style:name="T3" style:family="text">
      <style:text-properties officeooo:rsid="000503b4"/>
    </style:style>
    <style:style style:name="T4" style:family="text">
      <style:text-properties officeooo:rsid="000769c5"/>
    </style:style>
    <style:style style:name="T5" style:family="text">
      <style:text-properties officeooo:rsid="00091c5f"/>
    </style:style>
    <style:style style:name="T6" style:family="text">
      <style:text-properties fo:font-style="italic" style:font-style-asian="italic" style:font-style-complex="italic"/>
    </style:style>
    <style:style style:name="T7" style:family="text">
      <style:text-properties fo:font-style="italic" officeooo:rsid="002acfe1" style:font-style-asian="italic" style:font-style-complex="italic"/>
    </style:style>
    <style:style style:name="T8" style:family="text">
      <style:text-properties fo:font-style="italic" officeooo:rsid="002b9ff2" style:font-style-asian="italic" style:font-style-complex="italic"/>
    </style:style>
    <style:style style:name="T9" style:family="text">
      <style:text-properties fo:font-style="italic" officeooo:rsid="003f08da" style:font-style-asian="italic" style:font-style-complex="italic"/>
    </style:style>
    <style:style style:name="T10" style:family="text">
      <style:text-properties fo:font-style="italic" officeooo:rsid="004ca0a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027db" style:font-style-asian="normal" style:font-style-complex="normal"/>
    </style:style>
    <style:style style:name="T13" style:family="text">
      <style:text-properties fo:font-style="normal" officeooo:rsid="002acfe1" style:font-style-asian="normal" style:font-style-complex="normal"/>
    </style:style>
    <style:style style:name="T14" style:family="text">
      <style:text-properties fo:font-style="normal" officeooo:rsid="002b9ff2" style:font-style-asian="normal" style:font-style-complex="normal"/>
    </style:style>
    <style:style style:name="T15" style:family="text">
      <style:text-properties fo:font-style="normal" officeooo:rsid="002cf2e0" style:font-style-asian="normal" style:font-style-complex="normal"/>
    </style:style>
    <style:style style:name="T16" style:family="text">
      <style:text-properties fo:font-style="normal" officeooo:rsid="002e5b25" style:font-style-asian="normal" style:font-style-complex="normal"/>
    </style:style>
    <style:style style:name="T17" style:family="text">
      <style:text-properties fo:font-style="normal" officeooo:rsid="00159db7" style:font-style-asian="normal" style:font-style-complex="normal"/>
    </style:style>
    <style:style style:name="T18" style:family="text">
      <style:text-properties fo:font-style="normal" officeooo:rsid="0031edc5" style:font-style-asian="normal" style:font-style-complex="normal"/>
    </style:style>
    <style:style style:name="T19" style:family="text">
      <style:text-properties fo:font-style="normal" officeooo:rsid="0030b0f9" style:font-style-asian="normal" style:font-style-complex="normal"/>
    </style:style>
    <style:style style:name="T20" style:family="text">
      <style:text-properties fo:font-style="normal" officeooo:rsid="00338360" style:font-style-asian="normal" style:font-style-complex="normal"/>
    </style:style>
    <style:style style:name="T21" style:family="text">
      <style:text-properties fo:font-style="normal" officeooo:rsid="003656db" style:font-style-asian="normal" style:font-style-complex="normal"/>
    </style:style>
    <style:style style:name="T22" style:family="text">
      <style:text-properties fo:font-style="normal" officeooo:rsid="0036ae5c" style:font-style-asian="normal" style:font-style-complex="normal"/>
    </style:style>
    <style:style style:name="T23" style:family="text">
      <style:text-properties fo:font-style="normal" officeooo:rsid="003c5692" style:font-style-asian="normal" style:font-style-complex="normal"/>
    </style:style>
    <style:style style:name="T24" style:family="text">
      <style:text-properties fo:font-style="normal" officeooo:rsid="003fb6f5" style:font-style-asian="normal" style:font-style-complex="normal"/>
    </style:style>
    <style:style style:name="T25" style:family="text">
      <style:text-properties fo:font-style="normal" officeooo:rsid="0040d611" style:font-style-asian="normal" style:font-style-complex="normal"/>
    </style:style>
    <style:style style:name="T26" style:family="text">
      <style:text-properties fo:font-style="normal" officeooo:rsid="0042a342" style:font-style-asian="normal" style:font-style-complex="normal"/>
    </style:style>
    <style:style style:name="T27" style:family="text">
      <style:text-properties fo:font-style="normal" officeooo:rsid="0046d4bd" style:font-style-asian="normal" style:font-style-complex="normal"/>
    </style:style>
    <style:style style:name="T28" style:family="text">
      <style:text-properties fo:font-style="normal" officeooo:rsid="00476afa" style:font-style-asian="normal" style:font-style-complex="normal"/>
    </style:style>
    <style:style style:name="T29" style:family="text">
      <style:text-properties fo:font-style="normal" officeooo:rsid="00486870" style:font-style-asian="normal" style:font-style-complex="normal"/>
    </style:style>
    <style:style style:name="T30" style:family="text">
      <style:text-properties fo:font-style="normal" officeooo:rsid="004a2752" style:font-style-asian="normal" style:font-style-complex="normal"/>
    </style:style>
    <style:style style:name="T31" style:family="text">
      <style:text-properties fo:font-style="normal" officeooo:rsid="004b284a" style:font-style-asian="normal" style:font-style-complex="normal"/>
    </style:style>
    <style:style style:name="T32" style:family="text">
      <style:text-properties fo:font-style="normal" officeooo:rsid="004ca0a2" style:font-style-asian="normal" style:font-style-complex="normal"/>
    </style:style>
    <style:style style:name="T33" style:family="text">
      <style:text-properties fo:font-style="normal" officeooo:rsid="004d3126" style:font-style-asian="normal" style:font-style-complex="normal"/>
    </style:style>
    <style:style style:name="T34" style:family="text">
      <style:text-properties fo:font-style="normal" officeooo:rsid="004d8082" style:font-style-asian="normal" style:font-style-complex="normal"/>
    </style:style>
    <style:style style:name="T35" style:family="text">
      <style:text-properties fo:font-style="normal" officeooo:rsid="004fff48" style:font-style-asian="normal" style:font-style-complex="normal"/>
    </style:style>
    <style:style style:name="T36" style:family="text">
      <style:text-properties fo:font-style="normal" officeooo:rsid="0051e7af" style:font-style-asian="normal" style:font-style-complex="normal"/>
    </style:style>
    <style:style style:name="T37" style:family="text">
      <style:text-properties fo:font-style="normal" officeooo:rsid="0052804c" style:font-style-asian="normal" style:font-style-complex="normal"/>
    </style:style>
    <style:style style:name="T38" style:family="text">
      <style:text-properties fo:font-style="normal" officeooo:rsid="0052c53b" style:font-style-asian="normal" style:font-style-complex="normal"/>
    </style:style>
    <style:style style:name="T39" style:family="text">
      <style:text-properties fo:font-style="normal" officeooo:rsid="005463f0" style:font-style-asian="normal" style:font-style-complex="normal"/>
    </style:style>
    <style:style style:name="T40" style:family="text">
      <style:text-properties fo:font-style="normal" officeooo:rsid="00576bbc" style:font-style-asian="normal" style:font-style-complex="normal"/>
    </style:style>
    <style:style style:name="T41" style:family="text">
      <style:text-properties officeooo:rsid="001103bd"/>
    </style:style>
    <style:style style:name="T42" style:family="text">
      <style:text-properties style:font-name="Courier New"/>
    </style:style>
    <style:style style:name="T43" style:family="text">
      <style:text-properties style:font-name="Courier New" officeooo:rsid="001103bd"/>
    </style:style>
    <style:style style:name="T44" style:family="text">
      <style:text-properties style:font-name="Courier New" officeooo:rsid="001373e8"/>
    </style:style>
    <style:style style:name="T45" style:family="text">
      <style:text-properties style:font-name="Courier New" officeooo:rsid="0019b401"/>
    </style:style>
    <style:style style:name="T46" style:family="text">
      <style:text-properties style:font-name="Courier New" fo:font-weight="normal" style:font-weight-asian="normal" style:font-weight-complex="normal"/>
    </style:style>
    <style:style style:name="T47" style:family="text">
      <style:text-properties style:font-name="Courier New" fo:font-weight="normal" officeooo:rsid="001103bd" style:font-weight-asian="normal" style:font-weight-complex="normal"/>
    </style:style>
    <style:style style:name="T48" style:family="text">
      <style:text-properties style:font-name="Courier New" fo:font-weight="normal" officeooo:rsid="0019f688" style:font-weight-asian="normal" style:font-weight-complex="normal"/>
    </style:style>
    <style:style style:name="T49" style:family="text">
      <style:text-properties style:font-name="Courier New" officeooo:rsid="00228f13"/>
    </style:style>
    <style:style style:name="T50" style:family="text">
      <style:text-properties officeooo:rsid="00159db7"/>
    </style:style>
    <style:style style:name="T51" style:family="text">
      <style:text-properties style:text-position="super 58%" officeooo:rsid="00091c5f"/>
    </style:style>
    <style:style style:name="T52" style:family="text">
      <style:text-properties officeooo:rsid="00187270"/>
    </style:style>
    <style:style style:name="T53" style:family="text">
      <style:text-properties fo:font-variant="normal" fo:text-transform="none" style:font-name="Courier New" fo:font-size="10pt" fo:letter-spacing="normal" fo:font-style="normal" fo:font-weight="normal" style:font-size-asian="10pt" style:font-size-complex="10pt"/>
    </style:style>
    <style:style style:name="T54" style:family="text">
      <style:text-properties fo:font-variant="normal" fo:text-transform="none" style:font-name="Courier New" fo:font-size="10pt" fo:letter-spacing="normal" fo:font-style="normal" fo:font-weight="normal" officeooo:rsid="00218d83" style:font-size-asian="10pt" style:font-size-complex="10pt"/>
    </style:style>
    <style:style style:name="T55" style:family="text">
      <style:text-properties fo:font-variant="normal" fo:text-transform="none" style:font-name="Courier New" fo:font-size="10pt" fo:letter-spacing="normal" fo:font-style="normal" fo:font-weight="normal" officeooo:rsid="00218d83" style:font-size-asian="10pt" style:font-style-asian="normal" style:font-size-complex="10pt" style:font-style-complex="normal"/>
    </style:style>
    <style:style style:name="T56" style:family="text">
      <style:text-properties fo:font-variant="normal" fo:text-transform="none" style:font-name="Courier New" fo:font-size="10pt" fo:letter-spacing="normal" fo:font-style="italic" fo:font-weight="normal" officeooo:rsid="00218d83" style:font-size-asian="10pt" style:font-style-asian="italic" style:font-size-complex="10pt" style:font-style-complex="italic"/>
    </style:style>
    <style:style style:name="T57" style:family="text">
      <style:text-properties fo:font-variant="normal" fo:text-transform="none" fo:color="#000000" style:font-name="Courier New" fo:font-size="10pt" fo:letter-spacing="normal" fo:font-style="normal" fo:font-weight="normal" style:font-size-asian="10pt" style:font-size-complex="10pt"/>
    </style:style>
    <style:style style:name="T58" style:family="text">
      <style:text-properties fo:font-variant="normal" fo:text-transform="none" fo:color="#000000" style:font-name="Courier New" fo:font-size="10pt" fo:letter-spacing="normal" fo:font-weight="normal" style:font-size-asian="10pt" style:font-size-complex="10pt"/>
    </style:style>
    <style:style style:name="T59" style:family="text">
      <style:text-properties fo:font-variant="normal" fo:text-transform="none" fo:color="#000000" style:font-name="Courier New" fo:font-size="10pt" fo:letter-spacing="normal" fo:font-style="italic" fo:font-weight="normal" style:font-size-asian="10pt" style:font-size-complex="10pt"/>
    </style:style>
    <style:style style:name="T60" style:family="text">
      <style:text-properties fo:font-variant="normal" fo:text-transform="none" fo:color="#000000" style:font-name="Courier New" fo:font-size="10pt" fo:letter-spacing="normal" fo:font-style="italic" fo:font-weight="normal" style:font-size-asian="10pt" style:font-size-complex="10pt" fo:padding="0in" fo:border="none"/>
    </style:style>
    <style:style style:name="T61" style:family="text">
      <style:text-properties fo:font-variant="normal" fo:text-transform="none" fo:color="#000000" style:font-name="Courier New" fo:font-size="10pt" fo:letter-spacing="normal" style:font-size-asian="10pt" style:font-size-complex="10pt"/>
    </style:style>
    <style:style style:name="T62" style:family="text">
      <style:text-properties fo:font-variant="normal" fo:text-transform="none" fo:color="#000000" style:font-name="Courier New" fo:font-size="12pt" fo:letter-spacing="normal" fo:font-style="normal" fo:font-weight="normal" style:font-size-asian="12pt" style:font-size-complex="12pt"/>
    </style:style>
    <style:style style:name="T63" style:family="text">
      <style:text-properties fo:font-variant="normal" fo:text-transform="none" fo:color="#000000" style:font-name="Courier New" fo:font-size="12pt" fo:letter-spacing="normal" fo:font-style="normal" fo:font-weight="normal" officeooo:rsid="00228f13" style:font-size-asian="12pt" style:font-size-complex="12pt"/>
    </style:style>
    <style:style style:name="T64" style:family="text">
      <style:text-properties fo:font-variant="normal" fo:text-transform="none" fo:color="#000000" style:font-name="Courier New" fo:font-size="10pt" fo:letter-spacing="normal" fo:font-style="normal" fo:font-weight="normal" style:font-size-asian="10pt" style:font-size-complex="10pt"/>
    </style:style>
    <style:style style:name="T65" style:family="text">
      <style:text-properties fo:font-variant="normal" fo:text-transform="none" fo:color="#000000" style:font-name="Courier New" fo:font-size="10pt" fo:letter-spacing="normal" fo:font-style="normal" fo:font-weight="normal" officeooo:rsid="00593790" style:font-size-asian="10pt" style:font-size-complex="10pt"/>
    </style:style>
    <style:style style:name="T66" style:family="text">
      <style:text-properties fo:font-variant="normal" fo:text-transform="none" fo:color="#000000" style:font-name="Courier New" fo:font-size="10pt" fo:letter-spacing="normal" fo:font-style="italic" fo:font-weight="normal" style:font-size-asian="10pt" style:font-size-complex="10pt"/>
    </style:style>
    <style:style style:name="T67" style:family="text">
      <style:text-properties officeooo:rsid="0020358a"/>
    </style:style>
    <style:style style:name="T68" style:family="text">
      <style:text-properties officeooo:rsid="00218d83"/>
    </style:style>
    <style:style style:name="T69" style:family="text">
      <style:text-properties officeooo:rsid="0021de0e"/>
    </style:style>
    <style:style style:name="T70" style:family="text">
      <style:text-properties officeooo:rsid="0023a346"/>
    </style:style>
    <style:style style:name="T71" style:family="text">
      <style:text-properties style:text-underline-style="none"/>
    </style:style>
    <style:style style:name="T72" style:family="text">
      <style:text-properties officeooo:rsid="0028a7f0"/>
    </style:style>
    <style:style style:name="T73" style:family="text">
      <style:text-properties officeooo:rsid="00292eb1"/>
    </style:style>
    <style:style style:name="T74" style:family="text">
      <style:text-properties officeooo:rsid="00347329"/>
    </style:style>
    <style:style style:name="T75" style:family="text">
      <style:text-properties officeooo:rsid="00385268"/>
    </style:style>
    <style:style style:name="T76" style:family="text">
      <style:text-properties officeooo:rsid="00395413"/>
    </style:style>
    <style:style style:name="T77" style:family="text">
      <style:text-properties officeooo:rsid="003ab76a"/>
    </style:style>
    <style:style style:name="T78" style:family="text">
      <style:text-properties officeooo:rsid="003f08da"/>
    </style:style>
    <style:style style:name="T79" style:family="text">
      <style:text-properties officeooo:rsid="005463f0"/>
    </style:style>
    <style:style style:name="T80" style:family="text">
      <style:text-properties officeooo:rsid="00593790"/>
    </style:style>
    <style:style style:name="T81" style:family="text">
      <style:text-properties officeooo:rsid="005c8b80"/>
    </style:style>
    <style:style style:name="T8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7"/>
      <text:p text:style-name="P37"/>
      <text:p text:style-name="P37">Alexander Washington Spotswood</text:p>
      <text:p text:style-name="P35">The Spotswood Family in Missouri 1834 – 19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Paul M. And Mary J. (Spotswood) Summitt</text:p>
      <text:p text:style-name="P41">312 Proctor Drive</text:p>
      <text:p text:style-name="P41">Columbia, Missouri 65202</text:p>
      <text:p text:style-name="Text_20_body"/>
      <text:p text:style-name="Text_20_body"/>
      <text:p text:style-name="Text_20_body"/>
      <text:p text:style-name="P37"><text:soft-page-break/>Alexander Washington Spotswood</text:p>
      <text:p text:style-name="P35">The Spotswood Family in Missouri 1834 – 1925</text:p>
      <text:p text:style-name="P3"/>
      <text:p text:style-name="Table_20_of_20_Contents">Table of Contents</text:p>
      <text:p text:style-name="Table_20_of_20_Contents"/>
      <text:p text:style-name="Table_20_of_20_Contents">Chapter 1:<text:bookmark-start text:name="__DdeLink__3633_2009199709"/> Alexander Spotswood, Lt. Gov. Colony of Virginia<text:bookmark-end text:name="__DdeLink__3633_2009199709"/><text:tab/><text:span text:style-name="T1">3</text:span></text:p>
      <text:p text:style-name="Table_20_of_20_Contents"/>
      <text:p text:style-name="P38">Chapter 2: <text:span text:style-name="T2">Alexander Washington Spotswood, Virginia to Missouri <text:s/></text:span></text:p>
      <text:p text:style-name="P38"/>
      <text:p text:style-name="P39">Chapter 3: Alexander Washington Spotswood in Ralls County<text:tab/></text:p>
      <text:p text:style-name="P39"/>
      <text:p text:style-name="P39">Chapter 4: <text:span text:style-name="T3">The Children of Alexander in Missouri</text:span></text:p>
      <text:p text:style-name="P39"/>
      <text:p text:style-name="P40">Chapter 5: Alexander's Grandchildren</text:p>
      <text:p text:style-name="P40"/>
      <text:p text:style-name="P40">Chapter 6: Alexander's Great Grandchildren</text:p>
      <text:p text:style-name="P40"/>
      <text:p text:style-name="P40">Chapter 7: Other Notable Spotswoods in Missouri</text:p>
      <text:p text:style-name="Text_20_body"/>
      <text:p text:style-name="Text_20_body"/>
      <text:p text:style-name="P42"><text:span text:style-name="T3">Chapter 1</text:span> </text:p>
      <text:p text:style-name="P36">Alexander Spotswood</text:p>
      <text:p text:style-name="Chapter_20_Subtitle">Lt. Gov. Colony of Virginia</text:p>
      <text:p text:style-name="Text_20_body"/>
      <text:p text:style-name="P29">Alexander Washington Spotswood, the great-great-great-grandson of Alexander Spotswood, Lt. Governor of the British Colony of Virginia arrived in the relatively new state of Missouri some time around 1834. <text:s/>In order to understand who he was and why he came to Missouri, it will help to understand where he came from. <text:s/>So we begin with his great-great-great-grandfather, Alexander.</text:p>
      <text:p text:style-name="P5">On February 18, 1710, Queen Anne of Great Britain signed a commission that would make Alexander Spotswood the lieutenant governor of the colony of Virginia in the new world. <text:s/>By June 21 of that same year Spotswood landed at Jamestown, Virginia. <text:s/>Two days later he published the royal commission that outlined his power as well as his authority as the governor of the colony of Virginia, and assumed his post as Lieut<text:span text:style-name="T4">en</text:span>ant governor<text:note text:id="ftn1" text:note-class="footnote"><text:note-citation>1</text:note-citation><text:note-body><text:p text:style-name="Footnote"><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 <text:s/>So began what would become one of the great southern aristocratic families of Virginia.</text:p>
      <text:p text:style-name="P4"><text:span text:style-name="T5">Born in Tangier, Morocco to Robert and Catherine Spotswood in 1676, Alexander spent the first seven years of his life at the British Naval Post at Tangier Harbor before moving back to England with his mother in October of 1683</text:span><text:span text:style-name="T5"><text:note text:id="ftn2" text:note-class="footnote"><text:note-citation>2</text:note-citation><text:note-body><text:p text:style-name="P43">Ibid.</text:p></text:note-body></text:note></text:span><text:span text:style-name="T5">. <text:s/>Alexander's grandfather was Judge Robert Spottiswoode. <text:s/>His great-grandfather was Archbishop John Spottiswoode. <text:s/>To top it off, he was a descendant of King Robert II of Scotland through the 2</text:span><text:span text:style-name="T51">nd</text:span><text:span text:style-name="T5"> Earl of Crawford</text:span><text:span text:style-name="T5"><text:note text:id="ftn3" text:note-class="footnote"><text:note-citation>3</text:note-citation><text:note-body><text:p text:style-name="P43">Fontaine, W. The Descent of General Robert Edward Lee from Robert The Bruce, Of Scotland. (1881, March 29). Presented before the Louisville branch of the Southern Historical Society. <text:s/>Retrieved from http://www.civilwarhome.com/leeancestors.htm.</text:p></text:note-body></text:note></text:span><text:span text:style-name="T5">. <text:s/>At the age of seventeen, Alexander joined the British military as an ensign in </text:span><text:soft-page-break/><text:span text:style-name="T5">the earl of Bath's Infantry regiment in Flanders. <text:s/>Three years later, he was promoted to Lieutenant in the same regiment and they embarked for Ireland for a tour of duty</text:span><text:span text:style-name="T5"><text:note text:id="ftn4" text:note-class="footnote"><text:note-citation>4</text:note-citation><text:note-body><text:p text:style-name="Footnote"><text:span text:style-name="T67">Alexander Spotswood's </text:span>Military Career. (n.d.). Retrieved January 20, 2015, from http://www.alexanderspotswood.com/military_career</text:p></text:note-body></text:note></text:span><text:span text:style-name="T5">.</text:span></text:p>
      <text:p text:style-name="P6"><text:span text:style-name="T50">The War of the Spanish Succession (1701-14) began five years later, triggered by the death of the childless King Charles II of Spain. <text:s/>This war pitted France against Great Britain, the Dutch Republic, Austria, and the Holy Roman Empire</text:span><text:span text:style-name="T50"><text:note text:id="ftn5" text:note-class="footnote"><text:note-citation>5</text:note-citation><text:note-body><text:p text:style-name="Footnote">War of the Spanish Succession. (n.d.). Retrieved January 20, 2015, from https://en.wikipedia.org/wiki/War_of_the_Spanish_Succession</text:p></text:note-body></text:note></text:span><text:span text:style-name="T50">. <text:s/>Promoted to Lieutenant-Colonel in 1703, he was appointed Quartermaster-General of the Duke of Marlborough, John Churchill's, army that same year</text:span><text:span text:style-name="T50"><text:note text:id="ftn6" text:note-class="footnote"><text:note-citation>6</text:note-citation><text:note-body><text:p text:style-name="Footnote">Gov. Alexander Spotswood. (n.d.). Retrieved January 20, 2015, from http://www.geni.com/people/Gov-Alexander-Spotswood/6000000000769909050</text:p></text:note-body></text:note></text:span><text:span text:style-name="T50">. <text:s/>In August of 1704, Alexander was wounded at the Battle of Blenheim</text:span><text:span text:style-name="T50"><text:note text:id="ftn7" text:note-class="footnote"><text:note-citation>7</text:note-citation><text:note-body><text:p text:style-name="P44"><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50">. <text:s/>He described his injuries as being so severe that his rib, collarbone, and shoulder were broken. <text:s/>In April of 1705 he was still under the care of a surgeon and recovering in London. <text:s/>At the end of March of 1706, Alexander returned to his regiment in Holland. Then, in August of 1707, he is captured by the French after his horse is shot out from under him and a Squadron of Horse desert him during the Battle of Oudenarde. <text:s/>He was released in an exchange of prisoners in May of 1708. <text:s/>Returning to duty, Alexander remained in the army until 1709 when he resigned his commission and returned to London</text:span><text:span text:style-name="T50"><text:note text:id="ftn8" text:note-class="footnote"><text:note-citation>8</text:note-citation><text:note-body><text:p text:style-name="P54"><text:span text:style-name="T67">Alexander Spotswood's </text:span>Military Career. (n.d.). Retrieved January 20, 2015, from http://www.alexanderspotswood.com/military_career</text:p></text:note-body></text:note></text:span><text:span text:style-name="T50">.</text:span></text:p>
      <text:p text:style-name="P9">The appointment of a military man as lieutenant governor of the colonies was in keeping with the current thinking of the time. <text:s/>The legislatures in the colonies were getting unruly and it was thought a military man would be able to bring them back under control for the mother country.</text:p>
      <text:p text:style-name="P7">The new lieutenant governor of the Virginia Colony left the English coast aboard the <text:span text:style-name="T6">HMS Deptford</text:span><text:span text:style-name="T11"> in convoy with the </text:span><text:span text:style-name="T6">HMS Bedford</text:span><text:span text:style-name="T11"> </text:span><text:span text:style-name="T12">and several merchant ships. <text:s/>He was thirty-four, had survived serious injuries in </text:span><text:soft-page-break/><text:span text:style-name="T12">battle and had survived time as a prisoner of war. <text:s/>No doubt, he looked forward to quieter times ahead</text:span><text:span text:style-name="T12"><text:note text:id="ftn9" text:note-class="footnote"><text:note-citation>9</text:note-citation><text:note-body><text:p text:style-name="P57"><text:span text:style-name="T68">Alexander Spotswood - </text:span>Colonial Virginia. (n.d.). Retrieved January 20, 2015, from http://www.alexanderspotswood.com/colonial_virginia</text:p></text:note-body></text:note></text:span><text:span text:style-name="T12">.</text:span></text:p>
      <text:p text:style-name="P8">One of his first tasks was that of attempting to complete the Governor's home in Williamsburg. <text:s/>Begun in 1705 with a con<text:span text:style-name="T41">s</text:span>truction cost of <text:span text:style-name="T43">£3000 allowed, the home came to be known as the Governor's Palace as its final costs exceeded £</text:span><text:span text:style-name="T47">6</text:span><text:span text:style-name="T43">000</text:span><text:span text:style-name="T43"><text:note text:id="ftn10" text:note-class="footnote"><text:note-citation>10</text:note-citation><text:note-body><text:p text:style-name="P55">Ibid.</text:p></text:note-body></text:note></text:span><text:span text:style-name="T43">. <text:s/>Spotswood also </text:span><text:span text:style-name="T44">began</text:span><text:span text:style-name="T43"> efforts to rebuild the College of William and Mary that had been damaged in a 1705 fire and proposed the construction of a new Bruton Parish Church in Williamsburg</text:span><text:span text:style-name="T43"><text:note text:id="ftn11" text:note-class="footnote"><text:note-citation>11</text:note-citation><text:note-body><text:p text:style-name="P45"><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43">.</text:span></text:p>
      <text:p text:style-name="P13"><text:span text:style-name="T69">Spotswood was an elitist and an aristocrat and while he wanted to protect the land of the New World from misuse, he also wanted to make sure that the upper class got their share of Virginia. <text:s/>In 1710 he redesigned the land grant program. <text:s/>He wrote </text:span><text:span text:style-name="T62">"</text:span><text:span text:style-name="T63">t</text:span><text:span text:style-name="T62">he Industrious Poor of this Colony &amp; others who Shall Come to Dwell here may not want [lack] Land whereon to Imploy their Industry whilst others possess more than they are able to Cultivate</text:span><text:span text:style-name="T62"><text:note text:id="ftn12" text:note-class="footnote"><text:note-citation>12</text:note-citation><text:note-body><text:p text:style-name="P74">Alexander Spotswood, "A Proclaimation declaring her Majties Pleasure Concerning ye Granting of Land," Dec 8, 1710, in McIllwaine et al., ''Executive Journals of the Council'', 3:580-81; see also Manning C. Voorhis, "The Land Grant Policy of Colonial Virginia, 1607-1774" (Ph.D. diss., University of Virginia, 1940), 106-28.</text:p></text:note-body></text:note></text:span><text:span text:style-name="T62">." <text:s/></text:span><text:span text:style-name="T63">Another interesting aspect of this reform of the land grant system was that all grants larger than 400 acres had to have Spotswood's personal approval, something he reserved for his friends</text:span><text:span text:style-name="T63"><text:note text:id="ftn13" text:note-class="footnote"><text:note-citation>13</text:note-citation><text:note-body><text:p text:style-name="Footnote">The Rise and Fall of Alexander Spotswood's Germanna. (n.d.). Retrieved January 20, 2015, from http://umwhisp.net/germanna/node/38</text:p></text:note-body></text:note></text:span><text:span text:style-name="T63">.</text:span></text:p>
      <text:p text:style-name="P22"><text:span text:style-name="T15">O</text:span><text:span text:style-name="T19">ne of the colony's, and therefore one of Spotswood's biggest problems during this time was the number of pirates and privateers who sailed the Atlantic and even well up into Chesapeake Bay with little to fear. <text:s/>Merchant ships could do little without the protection of the Royal Navy or ships provisioned by the colonial government. <text:s/>During Queen Anne's War (1702 – 1713), the North American version of Europe's War </text:span><text:span text:style-name="T17">of the Spanish </text:span><text:soft-page-break/><text:span text:style-name="T17">Succession (1701-14), </text:span><text:span text:style-name="T19">pirates became privateers with license to take and plunder the ships of the enemy. <text:s/></text:span><text:span text:style-name="T18">After the war was over, the privateers returned to their former way of live and attacked ships from any country. <text:s/>As early as 1711 Spotswood requested that Point Comfort be setup to refit and resupply ships of war to protect the Chesapeake. <text:s/>London continued to deny Spotswood's requests</text:span><text:span text:style-name="T18"><text:note text:id="ftn14" text:note-class="footnote"><text:note-citation>14</text:note-citation><text:note-body><text:p text:style-name="Footnote">Blackbeard and Piracy. (n.d.). Retrieved January 21, 2015, from http://www.alexanderspotswood.com/blackbeard_and_piracy</text:p></text:note-body></text:note></text:span><text:span text:style-name="T18">.</text:span></text:p>
      <text:p text:style-name="P22">In 1711 and 1712 <text:span text:style-name="T52">the Virginia Militia, under Spotswood's orders, were sent to the North Carolina border in response to that colony's request for help in quelling Indian uprisings known as the Tuscarora War</text:span><text:span text:style-name="T52"><text:note text:id="ftn15" text:note-class="footnote"><text:note-citation>15</text:note-citation><text:note-body><text:p text:style-name="P56">The Rise and Fall of Alexander Spotswood's Germanna. (n.d.). Retrieved January 20, 2015, from http://umwhisp.net/germanna/node/38</text:p></text:note-body></text:note></text:span><text:span text:style-name="T52">. <text:s/>The Tuscarora had lived in peace with the North Carolina colonists for over fifty years while other colonies had been actively involved in some form of conflict with Native Americans. <text:s/>North Carolina settlers, however, steadily encroached on Tuscarora land, raided villages for slaves, and introduced epidemic diseases. <text:s/>The war ended with the defeat and slaughter of the tribe. <text:s/>Most of the prisoners taken were women and children, who were sold into slavery and shipped to English plantations in the Caribbean</text:span><text:span text:style-name="T52"><text:note text:id="ftn16" text:note-class="footnote"><text:note-citation>16</text:note-citation><text:note-body><text:p text:style-name="Footnote">Tuscarora War. (n.d.). Retrieved January 20, 2015, from https://en.wikipedia.org/wiki/Tuscarora_War</text:p></text:note-body></text:note></text:span><text:span text:style-name="T52">.</text:span></text:p>
      <text:p text:style-name="P21"><text:span text:style-name="T45">Spotswood </text:span><text:span text:style-name="T49">introduced</text:span><text:span text:style-name="T42"> the Tobacco Inspection Act of 1713. <text:s/>This act required that tobacco <text:s/>be inspected before entering the European Market. <text:s/>The act created forty tobacco inspectorships that were to be paid </text:span><text:span text:style-name="T47">£</text:span><text:span text:style-name="T46">250 per year. <text:s/>Spotswood award</text:span><text:span text:style-name="T48">ed</text:span><text:span text:style-name="T46"> twenty-nine of the forty inspectorships to sitting legislators</text:span><text:span text:style-name="T46"><text:note text:id="ftn17" text:note-class="footnote"><text:note-citation>17</text:note-citation><text:note-body><text:p text:style-name="P45"><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46">.</text:span></text:p>
      <text:p text:style-name="P20"><text:span text:style-name="T46">During the spring of 1713, during a tour of the frontier while investigating defenses against the Indians, Spotswood discovered an iron ore deposit near the Rapidan River. <text:s/>Quietly Spotswood began purchasing land around the ore deposit</text:span><text:span text:style-name="T46"><text:note text:id="ftn18" text:note-class="footnote"><text:note-citation>18</text:note-citation><text:note-body><text:p text:style-name="Footnote"><text:span text:style-name="T57">Felder, P. </text:span><text:span text:style-name="Emphasis"><text:span text:style-name="T60">Forgotten Companions: The First Settlers of Spotsylvania County and Fredericksburgh Town</text:span></text:span><text:span text:style-name="T57">. Fredericksburg, VA: The American History Company, 2000.</text:span></text:p></text:note-body></text:note></text:span><text:span text:style-name="T46">.</text:span></text:p>
      <text:p text:style-name="P10">In April 1714 Spotswood began paying part of the passage for German Protestants to come to the New <text:soft-page-break/>World. <text:s/>They were known as the Germanna First Colony. <text:s/>These German families were obligated to work for Spotswood for about four years to pay him back<text:note text:id="ftn19" text:note-class="footnote"><text:note-citation>19</text:note-citation><text:note-body><text:p text:style-name="Footnote">First Germanna Colony. (n.d.). Retrieved January 20, 2015, from http://www.alexanderspotswood.com/first_germann-colony</text:p></text:note-body></text:note>. <text:s/><text:span text:style-name="T72">They were to</text:span> built a fort on the Rapidan River and <text:span text:style-name="T72">clear a road for the English</text:span><text:span text:style-name="T72"><text:note text:id="ftn20" text:note-class="footnote"><text:note-citation>20</text:note-citation><text:note-body><text:p text:style-name="Footnote">Havighurst <text:span text:style-name="T72">W.</text:span>, Alexander Spotswood Portrait of a Governor (Colonial Williamsburg, 1967), chapter 9.</text:p></text:note-body></text:note></text:span><text:span text:style-name="T72">. <text:s/>Spotswood </text:span>provided them with two cannon <text:span text:style-name="T72">to defend themselves from the Indians</text:span>.</text:p>
      <text:p text:style-name="P11">That same year Spotswood endorsed the Indian Trade Act giving the Virginia Indian Company a twenty-year monopoly on American Indian trade and charges the company with maintaining Fort Christanna, a settlement in southern Virginia<text:note text:id="ftn21" text:note-class="footnote"><text:note-citation>21</text:note-citation><text:note-body><text:p text:style-name="Footnote"><text:span text:style-name="T68">Lawson, M. </text:span><text:span text:style-name="T53">An Act for the Better Regulation of the Indian Trade, 1714.</text:span><text:span text:style-name="T54"> In </text:span><text:span text:style-name="T56">The Virginia Magazine of History and Biography</text:span><text:span text:style-name="T55"> Vol. 55, No. 4 (1947, October), pp. 329-332. <text:s/>Retrieved from http://www.jstor.org/stable/4245507</text:span></text:p></text:note-body></text:note>.</text:p>
      <text:p text:style-name="P12">In 1715 the Virginia legislature, known as the House of Burgesses, refused to grant supplies that were necessary to continue the Tuscarora War in North Carolina. <text:s/>The reasons they gave was that he had called some of their prerogatives into question. <text:s/>Spotswood denounced them and then dissolved the House of Burgesses after only a five week session and called them “a Set of Representatives, whom Heaven has not generally endowed with the Ordinary Qualifications requisite to Legislators<text:note text:id="ftn22" text:note-class="footnote"><text:note-citation>22</text:note-citation><text:note-body><text:p text:style-name="P46"><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p>
      <text:p text:style-name="P19">In 1716, Spotswood led a real estate speculation expedition up the Rappahannock River valley. <text:s/>Up until this time, with the exception of the 1669 and 1670 expeditions of John Lederer<text:note text:id="ftn23" text:note-class="footnote"><text:note-citation>23</text:note-citation><text:note-body><text:p text:style-name="Footnote">The Rise and Fall of Alexander Spotswood's Germanna. (n.d.). Retrieved January 20, 2015, from http://umwhisp.net/germanna/node/6</text:p></text:note-body></text:note>, life <text:span text:style-name="T70">for the Virginia colonists was restricted to the piedmont of Virginia, never going </text:span>beyond the Blue Ridge Mountains <text:span text:style-name="T70">for too long. <text:s/>Spotswood's group included about fifty other men, including fourteen rangers and four Meherrin Indians, and 74 horses</text:span><text:span text:style-name="T70"><text:note text:id="ftn24" text:note-class="footnote"><text:note-citation>24</text:note-citation><text:note-body><text:p text:style-name="Footnote">Knights of the Golden Horseshoe Expedition. (n.d.). Retrieved January 20, 2015, from <text:a xlink:type="simple" xlink:href="https://en.wikipedia.org/wiki/Knights_of_the_Golden_Horseshoe">https://en.wikipedia.org/wiki/Knights_of_the_Golden_Horseshoe</text:a><text:span text:style-name="T71">_</text:span><text:line-break/>Expedition</text:p></text:note-body></text:note></text:span><text:span text:style-name="T70">. <text:s/>The group's expedition was recorded by Lt. John Fontaine, a Huguenot and officer </text:span><text:soft-page-break/><text:span text:style-name="T70">in the British Army</text:span><text:span text:style-name="T70"><text:note text:id="ftn25" text:note-class="footnote"><text:note-citation>25</text:note-citation><text:note-body><text:p text:style-name="P58">Alexander, <text:span text:style-name="T73">E. </text:span>ed., The Journal of John Fountaine, An Irish Huguenot Son in Spain and Virginia, 1710-1719 (Williamsburg: The Colonial Williamsburg Foundation, 1972), 101-107. Retrieved from http://www.as.wvu.edu/WVHistory/documents/002.pdf</text:p></text:note-body></text:note></text:span><text:span text:style-name="T70">. <text:s/>Departing Germanna on August 29, the group crossed the top ridge of the Blue Ridge Mountains on September 6 entering the Shenandoah Valley near the current town of Elkton, West Virginia</text:span><text:span text:style-name="T70"><text:note text:id="ftn26" text:note-class="footnote"><text:note-citation>26</text:note-citation><text:note-body><text:p text:style-name="P59">Knights of the Golden Horseshoe Expedition. (n.d.). Retrieved January 20, 2015, from <text:a xlink:type="simple" xlink:href="https://en.wikipedia.org/wiki/Knights_of_the_Golden_Horseshoe">https://en.wikipedia.org/wiki/Knights_of_the_Golden_Horseshoe</text:a><text:span text:style-name="T71">_</text:span><text:line-break/>Expedition</text:p></text:note-body></text:note></text:span><text:span text:style-name="T70">. <text:s/>The expedition, minus the rangers and the Indians, returned to Germanna on September 10, and returned to Williamsburg on the seventeenth after an absence of about six weeks. <text:s/>They had traveled about four hundred and thirty eight miles round trip</text:span><text:span text:style-name="T70"><text:note text:id="ftn27" text:note-class="footnote"><text:note-citation>27</text:note-citation><text:note-body><text:p text:style-name="P60">Campbell, C. <text:s/><text:span text:style-name="T6">History of the Colony and Ancient Dominion of Virginia</text:span><text:span text:style-name="T11"> (Philadelphia: J.B. Lippincott and Co., 1860), 387-90. <text:s/>Retrieved January 20, 2015, from http://www.wvculture.org/history/settlement/spotswoodalexander01.html</text:span></text:p></text:note-body></text:note></text:span><text:span text:style-name="T70">. <text:s/>As a gift to those who took part in the expedition. Spotswood gave each officer a stickpin made of gold and shaped like a horseshoe. <text:s/>Inscribed on the trinkets were the latin words “</text:span><text:span text:style-name="T7">Sic juvat transcendere montes,</text:span><text:span text:style-name="T13">” which means “Thus, it is pleasant to cross the mountains.” <text:s/>Because of this, the members of the expedition because known as <text:s/>the “Knights of the Golden Horseshoe</text:span><text:span text:style-name="T13"><text:note text:id="ftn28" text:note-class="footnote"><text:note-citation>28</text:note-citation><text:note-body><text:p text:style-name="P61">Knights of the Golden Horseshoe Expedition. (n.d.). Retrieved January 20, 2015, from <text:a xlink:type="simple" xlink:href="https://en.wikipedia.org/wiki/Knights_of_the_Golden_Horseshoe">https://en.wikipedia.org/wiki/Knights_of_the_Golden_Horseshoe</text:a><text:span text:style-name="T71">_</text:span><text:line-break/>Expedition</text:p></text:note-body></text:note></text:span><text:span text:style-name="T13">.”</text:span></text:p>
      <text:p text:style-name="P20"><text:span text:style-name="T13">In 1717, a second group of Germans </text:span><text:span text:style-name="T14">came to Virginia, but this time not of their own free will. <text:s/>Bound for Pennsylvania originally, the Captain of the </text:span><text:span text:style-name="T8">Scott</text:span><text:span text:style-name="T14"> gambled away the passage money but knowing Spotswood would pay the costs of their journey in return for hard workers for his Germanna Second Colony</text:span><text:span text:style-name="T14"><text:note text:id="ftn29" text:note-class="footnote"><text:note-citation>29</text:note-citation><text:note-body><text:p text:style-name="Footnote">Second Germanna Colony. (n.d.). Retrieved January 20, 2015, from http://www.alexanderspotswood.com/second_germanna_colony</text:p></text:note-body></text:note></text:span><text:span text:style-name="T14">.</text:span></text:p>
      <text:p text:style-name="P18"><text:span text:style-name="T14">T</text:span><text:span text:style-name="T11">hat same year, in response to pressure from influential Virginia politicians, both the Tobacco Inspection Act and the Indian Trade Act, </text:span><text:span text:style-name="T15">both sponsored by Spotswood, were disallowed by the Privy Council. </text:span><text:span text:style-name="T16">By attempting to bypass political opposition by shifting the cost of defense against the Indians from the government to private enterprise, Spotswood angered the private businessmen.</text:span><text:span text:style-name="T15"> </text:span><text:span text:style-name="T16">As a result,</text:span><text:span text:style-name="T15"> this wouldn't be the last of his problems with the Virginia House of </text:span><text:soft-page-break/><text:span text:style-name="T15">Burgesses</text:span><text:span text:style-name="T15"><text:note text:id="ftn30" text:note-class="footnote"><text:note-citation>30</text:note-citation><text:note-body><text:p text:style-name="P47"><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p>
      <text:p text:style-name="P23"><text:span text:style-name="T11">In late 1718, Spotswood hired two sloops, the </text:span><text:span text:style-name="T6">Jane</text:span><text:span text:style-name="T11"> and the </text:span><text:span text:style-name="T6">Ranger</text:span><text:span text:style-name="T11">, and a number of Royal Navy men to find and eliminate the pirate known as Blackbeard. <text:s/></text:span><text:span text:style-name="T20">On November eighteenth, Lt. Robert Maynard left Hampton, Virginia for Ocracoke Inlet, North Carolina. <text:s/>Four days later, Maynard and his crew defeated Edward Teach, the pirate known as Blackbeard, and his crew. <text:s/>Two days after Blackbeard's death, Spotswood issued a proclamation at the Assembly in Williamsburg offering a reqard for bringing Blackbeard and the other pirates to justice</text:span><text:span text:style-name="T20"><text:note text:id="ftn31" text:note-class="footnote"><text:note-citation>31</text:note-citation><text:note-body><text:p text:style-name="Footnote">Alexander Spotswood. (n.d.). Retrieved January 21, 2015, from https://en.wikipedia.org/wiki/Alexander_Spotswood</text:p></text:note-body></text:note></text:span><text:span text:style-name="T20">. <text:s/>For a short period of time, the pirate attacks ended but that respite ended in 1719 with the capture of several merchant ships</text:span><text:span text:style-name="T20"><text:note text:id="ftn32" text:note-class="footnote"><text:note-citation>32</text:note-citation><text:note-body><text:p text:style-name="P62">Blackbeard and Piracy. (n.d.). Retrieved January 21, 2015, from http://www.alexanderspotswood.com/blackbeard_and_piracy</text:p></text:note-body></text:note></text:span><text:span text:style-name="T20">.</text:span></text:p>
      <text:p text:style-name="P24"><text:span text:style-name="T20">T</text:span><text:span text:style-name="T11">he year 1720 saw the colonial government in Virginia submitting a land act that extended the Spotsylvania County boundary into the Shenandoah Valley, becoming the only county that extended west of the Blue Ridge Mountains</text:span><text:span text:style-name="T11"><text:note text:id="ftn33" text:note-class="footnote"><text:note-citation>33</text:note-citation><text:note-body><text:p text:style-name="Footnote">Hofstra, <text:span text:style-name="T74">W.</text:span> “The Planting of New Virginia: Settlement and Landscape in Shenandoah Valley”(Baltimore: John Hopkins Press, 2004), 114.</text:p></text:note-body></text:note></text:span><text:span text:style-name="T11">. <text:s/>Spotswood kept buying land during this time and owned more than 20,000 acres at this time</text:span><text:span text:style-name="T11"><text:note text:id="ftn34" text:note-class="footnote"><text:note-citation>34</text:note-citation><text:note-body><text:p text:style-name="Footnote">Havighurst, <text:span text:style-name="T74">W.</text:span> “Alexander Spotswood Portrait of a Governor” (Colonial Williamsburg, 1967), 107.</text:p></text:note-body></text:note></text:span><text:span text:style-name="T11">. <text:s/>By this time Spotswood's Tubal Furnace had begun operation, as was his fully functional and successful iron ore mine. <text:s/></text:span><text:span text:style-name="T21">This mine was possibly the first</text:span><text:span text:style-name="T11"> in the colonies</text:span><text:span text:style-name="T11"><text:note text:id="ftn35" text:note-class="footnote"><text:note-citation>35</text:note-citation><text:note-body><text:p text:style-name="Footnote">Spotswood’s Furnace J-42. (n.d.). Retrieved January 21, 2015, from http://fredmarkers.umwblogs.org/2008/03/20/59/</text:p></text:note-body></text:note></text:span><text:span text:style-name="T11">. <text:s/></text:span><text:span text:style-name="T21">At about this time Spotswood had decided to become a permanent Virginia resident and he and the House of Burgesses and Council reached a detente whe both parties decided “to act for the future as cordial friends in the administration of the government.” <text:s/></text:span><text:span text:style-name="T22">That same year, as part of a series of land grants aimed at creating a buffer against the French, the Council awarded Spotswood another 86,000 acres in Spotsylvania County</text:span><text:span text:style-name="T22"><text:note text:id="ftn36" text:note-class="footnote"><text:note-citation>36</text:note-citation><text:note-body><text:p text:style-name="P48"><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22">.</text:span></text:p>
      <text:p text:style-name="P14"><text:soft-page-break/><text:span text:style-name="T76">Pirate raids remained a problem for the colony and Spotswood, determined to protect the anchorages of the York, James, and Rappahannock Rivers had a total of 54 guns mounted at their mouths</text:span><text:span text:style-name="T76"><text:note text:id="ftn37" text:note-class="footnote"><text:note-citation>37</text:note-citation><text:note-body><text:p text:style-name="P65">Blackbeard and Piracy. (n.d.). Retrieved January 21, 2015, from http://www.alexanderspotswood.com/blackbeard_and_piracy</text:p></text:note-body></text:note></text:span><text:span text:style-name="T76">. <text:s/>Also, i</text:span>n an attempt to end the Indian raids that were endangering settlers in the Shenandoah Valley, Spotswood managed to work a treaty with the Iroquois in 1721. <text:s/>This treaty kept the Iroquois north of the Potomac and west of the Blue Ridge Mountains. <text:s/>The agreement was renewed in 1722<text:note text:id="ftn38" text:note-class="footnote"><text:note-citation>38</text:note-citation><text:note-body><text:p text:style-name="P63">Alexander Spotswood. (n.d.). Retrieved January 21, 2015, from https://en.wikipedia.org/wiki/Alexander_Spotswood</text:p></text:note-body></text:note>.</text:p>
      <text:p text:style-name="P15">By this point in time, Spotswood was no longer attempting to hide his various enterprises from London<text:note text:id="ftn39" text:note-class="footnote"><text:note-citation>39</text:note-citation><text:note-body><text:p text:style-name="Footnote"><text:span text:style-name="T57">Cappon, L. “Introduction,” in </text:span><text:span text:style-name="Emphasis"><text:span text:style-name="T60">Iron Works at Tuball </text:span></text:span><text:span text:style-name="T57">by Alexander Spotswood, 3-16. Charlottesville, VA: The Tracy W. McGregor Library of the University of Virginia, 1945.</text:span></text:p></text:note-body></text:note>. <text:s/>The Governor's palace was finally completed in 1722<text:note text:id="ftn40" text:note-class="footnote"><text:note-citation>40</text:note-citation><text:note-body><text:p text:style-name="P64">Alexander Spotswood. (n.d.). Retrieved January 21, 2015, from https://en.wikipedia.org/wiki/Alexander_Spotswood</text:p></text:note-body></text:note>, just in time for Spotswood's recall<text:note text:id="ftn41" text:note-class="footnote"><text:note-citation>41</text:note-citation><text:note-body><text:p text:style-name="Footnote"><text:span text:style-name="T57">Felder, P. </text:span><text:span text:style-name="Emphasis"><text:span text:style-name="T60">Forgotten Companions: The First Settlers of Spotsylvania County and Fredericksburgh Town</text:span></text:span><text:span text:style-name="T57">. Fredericksburg, VA: The American History Company, 2000.</text:span></text:p></text:note-body></text:note>. <text:s/><text:span text:style-name="T75">Several factors may have contributed to it, but historians have suggested two possible reasons for why Spotswood was removed as Lt. Governor of the colony. <text:s/>No single person or family was supposed to be allowed to claim more than a thousand acres in Virginia according to the Board of Trade. <text:s/>It could have been that Spotswood's acceptance of the 86,000 acre land grant showed a level of disregard for the Crown policy that the Crown could not ignore. <text:s/>Another possiblity could be that Spotswood had made two powerful and influential enemies. <text:s/>William Byrd and James Blair never reconciled with Spotswood. <text:s/>Both were in London when the decision to replace Spotswood with Hugh Drysdale was made</text:span><text:span text:style-name="T75"><text:note text:id="ftn42" text:note-class="footnote"><text:note-citation>42</text:note-citation><text:note-body><text:p text:style-name="P65">Alexander Spotswood. (n.d.). Retrieved January 21, 2015, from https://en.wikipedia.org/wiki/Alexander_Spotswood</text:p></text:note-body></text:note></text:span><text:span text:style-name="T75">.</text:span></text:p>
      <text:p text:style-name="P16">Removed from office, Spotswood began focusing his attention on Germanna, his land, his mines, and his three iron furnaces. <text:s/>Because indentured servants tended to move away as soon as was possible, Spotswood turned to using slaves as workers for the mines<text:note text:id="ftn43" text:note-class="footnote"><text:note-citation>43</text:note-citation><text:note-body><text:p text:style-name="Footnote"><text:span text:style-name="T57">Cappon, L. “Introduction,” in </text:span><text:span text:style-name="Emphasis"><text:span text:style-name="T60">Iron Works at Tuball </text:span></text:span><text:span text:style-name="T57">by Alexander Spotswood, 3-16. Charlottesville, VA: The Tracy W. McGregor Library of the University of Virginia, 1945.</text:span></text:p></text:note-body></text:note>. <text:s/><text:span text:style-name="T78">Despite his use of slaves, Spotswood is credited with </text:span><text:soft-page-break/><text:span text:style-name="T78">bringing the right of </text:span><text:span text:style-name="T9">habeus corpus</text:span><text:span text:style-name="T78">, a right denied to Virginians before his time though guaranteed to Englishmen by the </text:span><text:span text:style-name="T9">Magna Charta</text:span><text:span text:style-name="T78">, to the new world</text:span><text:span text:style-name="T78"><text:note text:id="ftn44" text:note-class="footnote"><text:note-citation>44</text:note-citation><text:note-body><text:p text:style-name="P68">Campbell, C. <text:s/><text:span text:style-name="T6">Genealogy of the Spotswood Family in Scotland and Virginia</text:span><text:span text:style-name="T11">. Albany, New York: Joel Munsell, 1868.</text:span></text:p></text:note-body></text:note></text:span><text:span text:style-name="T78">.</text:span></text:p>
      <text:p text:style-name="P16">In 1724, Spotswood returned to England to defend his title to the lands in Virginia by determining the taxes he owed on the land grants<text:note text:id="ftn45" text:note-class="footnote"><text:note-citation>45</text:note-citation><text:note-body><text:p text:style-name="P66">Alexander Spotswood. (n.d.). Retrieved January 21, 2015, from https://en.wikipedia.org/wiki/Alexander_Spotswood</text:p></text:note-body></text:note>. <text:s/>Spotswood had made Virginia an unfriendly place for pirates during is time as governor and had to travel to New York to sail on a British Naval ship due to the number of death threats pirates had issued against him<text:note text:id="ftn46" text:note-class="footnote"><text:note-citation>46</text:note-citation><text:note-body><text:p text:style-name="P66">Blackbeard and Piracy. (n.d.). Retrieved January 21, 2015, from http://www.alexanderspotswood.com/blackbeard_and_piracy</text:p></text:note-body></text:note>. <text:s/>While in England, Spotswood left his mines and lands under the supervision of his cousin, John Graeme. <text:s/>During his absence, the furnaces remained cold for long periods of time, slaves escaped, and cattle nearly starved<text:note text:id="ftn47" text:note-class="footnote"><text:note-citation>47</text:note-citation><text:note-body><text:p text:style-name="P67"><text:span text:style-name="T57">Cappon, L. “Introduction,” in </text:span><text:span text:style-name="Emphasis"><text:span text:style-name="T60">Iron Works at Tuball </text:span></text:span><text:span text:style-name="T57">by Alexander Spotswood, 3-16. Charlottesville, VA: The Tracy W. McGregor Library of the University of Virginia, 1945.</text:span></text:p></text:note-body></text:note>. <text:s/><text:span text:style-name="T77">On March 5, 1724, at St. Marylebone Parish Church in London, Alexander Spotswood, at the age of 48, married Anne Butler Brayne</text:span><text:span text:style-name="T77"><text:note text:id="ftn48" text:note-class="footnote"><text:note-citation>48</text:note-citation><text:note-body><text:p text:style-name="Footnote"><text:span text:style-name="T57">Yates Publishing. </text:span><text:span text:style-name="Emphasis"><text:span text:style-name="T59">U.S. and International Marriage Records, 1560-1900</text:span></text:span><text:span text:style-name="T61"> </text:span><text:span text:style-name="T57">[database on-line]. Provo, UT, USA: Ancestry.com Operations Inc, 2004.</text:span></text:p></text:note-body></text:note></text:span><text:span text:style-name="T77">.</text:span></text:p>
      <text:p text:style-name="P25"><text:span text:style-name="T23">The following year, while still in England, their first son, John Spotswood, was born. <text:s/></text:span><text:span text:style-name="T24">Their second child, Anne Catherine Spotswood, was also born while they remained in London in 1728</text:span><text:span text:style-name="T23"><text:note text:id="ftn49" text:note-class="footnote"><text:note-citation>49</text:note-citation><text:note-body><text:p text:style-name="Footnote">Gov. Alexander Spotswood. (n.d.). Retrieved January 22, 2015, from http://www.geni.com/people/Gov-Alexander-Spotswood/6000000000769909050</text:p></text:note-body></text:note></text:span><text:span text:style-name="T24">. <text:s/>The final confirmation for his large land grants and the clarification of his taxes came in February of 1729. <text:s/>Spotswood, with his wife and two children and his wife's sister, returned to Virginia that same year</text:span><text:span text:style-name="T24"><text:note text:id="ftn50" text:note-class="footnote"><text:note-citation>50</text:note-citation><text:note-body><text:p text:style-name="P49"><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24">. <text:s/></text:span><text:span text:style-name="T26">Spotswood's third child, a second daughter, Dorothea named after his wife's sister, was also born during this time in Virginia</text:span><text:span text:style-name="T26"><text:note text:id="ftn51" text:note-class="footnote"><text:note-citation>51</text:note-citation><text:note-body><text:p text:style-name="P70">Ibid.</text:p></text:note-body></text:note></text:span><text:span text:style-name="T26">. <text:s/></text:span><text:span text:style-name="T25">Along with returning to the responsibilities of his land, his mines, his cattle, and his slaves, Spotswood </text:span><text:span text:style-name="T26">had</text:span><text:span text:style-name="T25"> also now </text:span><text:span text:style-name="T26">been appointed </text:span><text:span text:style-name="T25">the Deputy Postmaster </text:span><text:soft-page-break/><text:span text:style-name="T25">General for the Colonies</text:span><text:span text:style-name="T25"><text:note text:id="ftn52" text:note-class="footnote"><text:note-citation>52</text:note-citation><text:note-body><text:p text:style-name="P69"><text:span text:style-name="T57">Cappon, L. “Introduction,” in </text:span><text:span text:style-name="Emphasis"><text:span text:style-name="T60">Iron Works at Tuball </text:span></text:span><text:span text:style-name="T57">by Alexander Spotswood, 3-16. Charlottesville, VA: The Tracy W. McGregor Library of the University of Virginia, 1945.</text:span></text:p></text:note-body></text:note></text:span><text:span text:style-name="T25">. <text:s/></text:span><text:span text:style-name="T26">Up until this point in time, postal service had only existed in Philadelphia. <text:s/>Spotswood now extended it as far south as Williamsburg</text:span><text:span text:style-name="T26"><text:note text:id="ftn53" text:note-class="footnote"><text:note-citation>53</text:note-citation><text:note-body><text:p text:style-name="P50"><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26">.</text:span></text:p>
      <text:p text:style-name="P26"><text:span text:style-name="T11">Spotswood's fourth child, a second son, was born about 1733 and was named Robert</text:span><text:span text:style-name="T11"><text:note text:id="ftn54" text:note-class="footnote"><text:note-citation>54</text:note-citation><text:note-body><text:p text:style-name="P71">Gov. Alexander Spotswood. (n.d.). Retrieved January 22, 2015, from http://www.geni.com/people/Gov-Alexander-Spotswood/6000000000769909050</text:p></text:note-body></text:note></text:span><text:span text:style-name="T11">.</text:span></text:p>
      <text:p text:style-name="P27"><text:span text:style-name="T11">In 1737, under his authority as deputy postmaster general for the colonies, Spotswood selected Benjmamin Franklin as the Philadelphia postmaster</text:span><text:span text:style-name="T11"><text:note text:id="ftn55" text:note-class="footnote"><text:note-citation>55</text:note-citation><text:note-body><text:p text:style-name="P51"><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11">.</text:span></text:p>
      <text:p text:style-name="P28"><text:span text:style-name="T11">In 1739 England and Spain went to war again. <text:s/></text:span><text:span text:style-name="T27">What began as the War of Jenkin's Ear but by 1742 was enveloped by the wider War of the Austrian Succession</text:span><text:span text:style-name="T27"><text:note text:id="ftn56" text:note-class="footnote"><text:note-citation>56</text:note-citation><text:note-body><text:p text:style-name="Footnote">War of Jenkins' Ear. (n.d.). Retrieved January 22, 2015, from https://en.wikipedia.org/wiki/War_of_Jenkins'_Ear</text:p></text:note-body></text:note></text:span><text:span text:style-name="T27">, </text:span><text:span text:style-name="T28">brought Alexander Spotswood back into the military, </text:span><text:span text:style-name="T29">this time with a promotion to Brigadier-General in the British army</text:span><text:span text:style-name="T29"><text:note text:id="ftn57" text:note-class="footnote"><text:note-citation>57</text:note-citation><text:note-body><text:p text:style-name="P52"><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29">. <text:s/>At Spotswood's suggestion, directions for the raising of four battalions of Americans were issued. <text:s/></text:span><text:span text:style-name="T30">These troops were <text:s/>used aboard ship as Marines in the Carthagena Expedition and were the first American troops used outside of their own Continent in a war</text:span><text:span text:style-name="T30"><text:note text:id="ftn58" text:note-class="footnote"><text:note-citation>58</text:note-citation><text:note-body><text:p text:style-name="P72">Jones, E. “The American Regiment in the Carthagena Expedition. In <text:span text:style-name="T6">The Virginia Magazine of History and Biography</text:span><text:span text:style-name="T11">, Vol. 30, No. 1 (Jan., 1922), pp. 1-20. </text:span>(Virginia Historical Society) <text:s/>Stable URL: http://www.jstor.org/stable/4242859</text:p></text:note-body></text:note></text:span><text:span text:style-name="T30">. <text:s/>Unlike his troops, Spotswood never saw battle </text:span><text:span text:style-name="T31">in this war</text:span><text:span text:style-name="T30">. <text:s/>While consulting with colonial governors in Annapolis, Maryland, Spotswood developed an illness and a short while later, </text:span><text:span text:style-name="T31">at the age of 64, Alexander Spotswood </text:span><text:span text:style-name="T30">died on June 7, 1740. <text:s/>His burial site is unknown</text:span><text:span text:style-name="T30"><text:note text:id="ftn59" text:note-class="footnote"><text:note-citation>59</text:note-citation><text:note-body><text:p text:style-name="P53"><text:span text:style-name="T57">Shrock, R. Alexander Spotswood (1676–1740). (2014, December 31). In </text:span><text:span text:style-name="Emphasis"><text:span text:style-name="T58">Encyclopedia Virginia</text:span></text:span><text:span text:style-name="T57">. Retrieved from http://www.EncyclopediaVirginia.org/Spotswood_Alexander_1676-1740.</text:span></text:p></text:note-body></text:note></text:span><text:span text:style-name="T30">.</text:span></text:p>
      <text:p text:style-name="P17"><text:soft-page-break/>And what became of his children<text:note text:id="ftn60" text:note-class="footnote"><text:note-citation>60</text:note-citation><text:note-body><text:p text:style-name="P73">The following genealogy is derived from various sources including but not limited to Charles Campbell's <text:span text:style-name="T6">Genealogy of the Spotswood Family in Scotland and Virginia</text:span><text:span text:style-name="T11">, (Albany, NY., Joel Munsell, 1868), WikiTree Genealogy Descendants of Alexander Spotswood, and Southeast Missouri Summitts tree on Ancestry.com.</text:span></text:p></text:note-body></text:note>?</text:p>
      <text:p text:style-name="P30"><text:span text:style-name="T11">Alexander's youngest son, Robert, was born after Alexander's return to Virginia sometime around 1733. <text:s/></text:span><text:span text:style-name="T33">Robert became a subaltern officer under George Washington during one of the French and Indian Wars. <text:s/>In 1756, after being sent out with a scouting party from Fort Cumberland, Robert was killed by Indians. <text:s/>His remains were found near Fort Du Quesne. <text:s/>Robert was 23 and unmarried when he died.</text:span></text:p>
      <text:p text:style-name="P31"><text:span text:style-name="T11">Alexander's youngest daugh</text:span><text:span text:style-name="T34">t</text:span><text:span text:style-name="T11">er, Dorothea, was also born in Virginia in 1729 after his return from England. <text:s/>Dorothea married Col. Nathaniel West Dandridge. <text:s/>Their daughter, Dorothea Spottswood Dandridge, married Patrick Henry. <text:s/></text:span><text:span text:style-name="T35">Dorothea died in September 1773 in Hanover, Virginia at the age of forty-two.</text:span></text:p>
      <text:p text:style-name="P32"><text:span text:style-name="T11">Anne Catherine, Alexander's oldest daughter, was born in London about 1928. She married Colonial Bernard Moore, Esq., of Chelsea, King William County, Virginia. <text:s text:c="3"/></text:span><text:span text:style-name="T35">Anne lived into her seventies and died in March of 1802 in King William County, Virginia.</text:span></text:p>
      <text:p text:style-name="P29"><text:span text:style-name="T11">His oldest son, John </text:span><text:span text:style-name="T37">Maxwell</text:span><text:span text:style-name="T11">, born 26 December 1725 in London, England, married Mary Armistead Dandridge </text:span><text:span text:style-name="T32">in Newport, Virginia sometime during late October 1745. <text:s/>Mary was a cousin of Martha Washington and the daugh</text:span><text:span text:style-name="T36">t</text:span><text:span text:style-name="T32">er of William Dandridge, Esq. of Elsing Green, Virginia, a Captain in the British Navy, and commander of the man of war </text:span><text:span text:style-name="T10">Ludlow Castle</text:span><text:span text:style-name="T32">. <text:s/></text:span><text:span text:style-name="T33">She was also the sister of Nathaniel West Dandridge who married his sister, Dorothea.</text:span></text:p>
      <text:p text:style-name="P33"><text:span text:style-name="T33">J</text:span><text:span text:style-name="T11">ohn </text:span><text:span text:style-name="T37">Maxwell </text:span><text:span text:style-name="T11">Spotswood, eldest son of Alexander died August 26, 1758 in Germanna, Virginia. <text:s/>He left behind his widow Mary, and four children: Alexander, John, Anne, and Mary.</text:span></text:p>
      <text:p text:style-name="P34"><text:span text:style-name="T39">The youngest daughter, </text:span><text:span text:style-name="T11">Mary, was born in about 1752 in Virginia and died about 1766 at the age of fourteen.</text:span></text:p>
      <text:p text:style-name="P34">Anne Spotswood was born in about 1752 in Virginia and died on February 14, 1789 at the age of thirty-seven.</text:p>
      <text:p text:style-name="P34">John <text:span text:style-name="T79">Maxwell </text:span>Spotswood II was born Jun 7, 1751 in Spotsylvania County, Virginia. <text:s/><text:span text:style-name="T79">John married Sarah </text:span><text:soft-page-break/><text:span text:style-name="T79">“Sallie” Rowan on September 19, 1771 in Essex, Virginia. <text:s/>Of note, John and Sarah gave birth to a son, Norborne Berkeley Spotswood in 1778 who we will have more to say about shortly. John Maxwell Spotswood II died in Orange County, Virginia in about 1801 around the age of fifty.</text:span></text:p>
      <text:p text:style-name="P33"><text:span text:style-name="T39">John's oldest son and heir, </text:span><text:span text:style-name="T37">Alexander Spotswood, was born October 16, 1746 in Orange County, Virginia. <text:s/>He married Elizabeth Washington on February 15, 1769 at the age of twenty-two. <text:s/>Elizabeth was the niece of George Washington. <text:s/></text:span><text:span text:style-name="T38">Alexander died December 20, 1818 in Nottingham, Spotsylvania County, Virginia. <text:s/>He and Elizabeth had eight children. Those children were </text:span><text:span text:style-name="T40">Alexander Eliot, </text:span><text:span text:style-name="T38">John, George </text:span><text:span text:style-name="T40">Augustine </text:span><text:span text:style-name="T38">W</text:span><text:span text:style-name="T40">ashington</text:span><text:span text:style-name="T38">, William </text:span><text:span text:style-name="T40">Lawrence</text:span><text:span text:style-name="T38">, Elizabeth </text:span><text:span text:style-name="T40">B.</text:span><text:span text:style-name="T38">, Mary </text:span><text:span text:style-name="T40">Randolph</text:span><text:span text:style-name="T38">, Ann </text:span><text:span text:style-name="T40">Washington</text:span><text:span text:style-name="T38">, Henrietta </text:span><text:span text:style-name="T40">Brayne</text:span><text:span text:style-name="T38">, and </text:span><text:span text:style-name="T40">Hannah </text:span><text:span text:style-name="T38">Martha </text:span><text:span text:style-name="T40">A.</text:span><text:span text:style-name="T38">.</text:span></text:p>
      <text:p text:style-name="P76">Alexander Eliot Spotswood was born December 1, 1769 in Orange County, Virginia. <text:s/>He married Elizabeth Alexander Lewis on May 26, 1789 in Richmond, Virginia. Alexander Eliot moved to Barren County, Kentucky and appears in the 1810 census with one <text:span text:style-name="T80">white male 26 to 44, one white female 26 to 44, one white female 16 to 25, one white female 10 to 15, one white male under 10, <text:s/>one white female under 1o, and five slaves</text:span><text:span text:style-name="T80"><text:note text:id="ftn0" text:note-class="footnote"><text:note-citation>61</text:note-citation><text:note-body><text:p text:style-name="Footnote"><text:span text:style-name="T57">Year: </text:span><text:span text:style-name="Emphasis"><text:span text:style-name="T59">1810</text:span></text:span><text:span text:style-name="T57">; Census Place: </text:span><text:span text:style-name="Emphasis"><text:span text:style-name="T59">Barren, Kentucky</text:span></text:span><text:span text:style-name="T57">; Roll: </text:span><text:span text:style-name="Emphasis"><text:span text:style-name="T59">5</text:span></text:span><text:span text:style-name="T57">; Page: </text:span><text:span text:style-name="Emphasis"><text:span text:style-name="T59">82</text:span></text:span><text:span text:style-name="T57">; Image: </text:span><text:span text:style-name="Emphasis"><text:span text:style-name="T59">00054</text:span></text:span><text:span text:style-name="T57">; Family History Library Film:</text:span><text:span text:style-name="Emphasis"><text:span text:style-name="T59">0181350</text:span></text:span></text:p></text:note-body></text:note></text:span><text:span text:style-name="T80">. <text:s/>He is also found in the 1830 Federal census for Barren County, Kentucky. <text:s/>Here there are one white male 50 to 59, one white male 20 to 29, one white female 20 to 29, one white female 15 to 19, one male slave 55 to 99, one male slave 36 to 54, one female slave 24 to 35, one male slave 10 to 23, three male slaves under 10, and one female slave under 10</text:span><text:span text:style-name="T80"><text:note text:id="ftn61" text:note-class="footnote"><text:note-citation>62</text:note-citation><text:note-body><text:p text:style-name="Footnote"><text:span text:style-name="T65">Year: </text:span><text:span text:style-name="T57">1830; Census Place: </text:span><text:span text:style-name="Emphasis"><text:span text:style-name="T59">Barren, Kentucky</text:span></text:span><text:span text:style-name="T57">; Series: </text:span><text:span text:style-name="Emphasis"><text:span text:style-name="T59">M19</text:span></text:span><text:span text:style-name="T57">; Roll: </text:span><text:span text:style-name="Emphasis"><text:span text:style-name="T59">33</text:span></text:span><text:span text:style-name="T57">; Page: </text:span><text:span text:style-name="Emphasis"><text:span text:style-name="T59">176</text:span></text:span><text:span text:style-name="T57">; Family History Library Film:</text:span><text:span text:style-name="Emphasis"><text:span text:style-name="T59">0007812</text:span></text:span></text:p></text:note-body></text:note></text:span><text:span text:style-name="T80">. <text:s/>Alexander Eliot died February 18, 1842 in Glasgow, Barren County, Kentucky at the age of 72. <text:s/>His children were Nancy Lewis (1792 – 1847), Alexander Washington (1793 – 1844), Adeline Butler (1794 – 1874), Elizabeth Washington (1796 – 1867), Mary Randolph (1800 – 1833), Robert Elliott (1807 – 1865), and Emily L. (1811 – 1836).</text:span></text:p>
      <text:p text:style-name="P77">Alexander Washington Spotswood was born January 5, 1793 in Warrenton, Fauquier County, Virginia. <text:s/>On July 12, 1814 he married Dorothy Peyton Berryman in Bourbon County, Kentucky. <text:s/>Their first child, Ann Elizabeth “Eliza” Spotswood, was born about 1817. <text:s/><text:span text:style-name="T81">T</text:span>heir second daughter, Sarah Adelaide “Adaline” Butler Spotswood, was born during 1820 in Bourbon County, Kentucky. <text:s text:c="2"/><text:soft-page-break/>One, possibly two children were born in 1822 and 1825 but died within the year there in Bourbon County, Kentucky. <text:s/>Ann Nancy Spotswood was born in 1826 <text:s/>in Bourbon County, and Lavina Lewis Spotswood was born in 1827 in Bourbon County. <text:s/><text:span text:style-name="T81">Martha Dandridge Spotswood, born in 1830, was Alexander Washington Spotswood's last child to be born in Bourbon County, Kentucky.</text:span></text:p>
      <text:p text:style-name="P78">Some time between Martha's birth in 1830 and the birth of Sarah Ann “Nancy” Spotswood in 1832, Alexander Washington and his wife and family moved to Ralls County, Missouri. <text:s/>The new homestead was about three miles west of New London, there in Ralls County, Missouri.</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Helvetica Neue" svg:font-family="'Helvetica Neue', Arial, sans-serif"/>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Courier New3" svg:font-family="'Courier New'" style:font-adornments="Italic"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ourier" svg:font-family="Courier" style:font-adornments="Regular" style:font-family-generic="roman" style:font-pitch="fixed"/>
    <style:font-face style:name="Aharoni" svg:font-family="Aharoni" style:font-adornments="Bold" style:font-pitch="variable"/>
    <style:font-face style:name="B Helvetica Bold" svg:font-family="'B Helvetica Bold'" style:font-pitch="variable"/>
    <style:font-face style:name="Formata Medium" svg:font-family="'Formata Medium'" style:font-pitch="variable"/>
    <style:font-face style:name="I Palatino Italic" svg:font-family="'I Palatino Italic'" style:font-pitch="variable"/>
    <style:font-face style:name="Palatino" svg:font-family="Palatino" style:font-pitch="variable"/>
    <style:font-face style:name="Times" svg:font-family="Times"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 fo:font-family="'Courier New'" style:font-family-generic="modern" style:font-pitch="fixed"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 style:family="paragraph" style:parent-style-name="Caption" style:class="extra"/>
    <style:style style:name="Novel_20_Body" style:display-name="Novel Body" style:family="paragraph" style:parent-style-name="Standard" style:class="text" style:master-page-name="">
      <style:paragraph-properties fo:margin-left="0in" fo:margin-right="0in" fo:margin-top="0in" fo:margin-bottom="0in" style:contextual-spacing="false" fo:line-height="200%" fo:text-indent="0.5in" style:auto-text-indent="false" style:page-number="auto" fo:background-color="transparent" style:shadow="none">
        <style:tab-stops/>
        <style:background-image/>
      </style:paragraph-properties>
      <style:text-properties style:font-name="Courier New1" fo:font-family="'Courier New'" style:font-style-name="Regular" style:font-family-generic="modern" style:font-pitch="fixed"/>
    </style:style>
    <style:style style:name="Chapter" style:family="paragraph" style:parent-style-name="Standard" style:next-style-name="Novel_20_Body" style:class="text">
      <style:text-properties style:font-name="Courier New1" fo:font-family="'Courier New'" style:font-style-name="Regular" style:font-family-generic="modern" style:font-pitch="fixed"/>
    </style:style>
    <style:style style:name="Numbering_20_2_20_Start" style:display-name="Numbering 2 Start" style:family="paragraph" style:parent-style-name="List" style:class="list">
      <style:paragraph-properties fo:margin-left="0.5in" fo:margin-right="0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er_20_left" style:display-name="Head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line-height="200%" fo:text-align="center" style:justify-single-word="false"/>
      <style:text-properties style:font-name="Times New Roman" fo:font-family="'Times New Roman'" style:font-family-generic="roman" style:font-pitch="variable"/>
    </style:style>
    <style:style style:name="Heading_20_2" style:display-name="Heading 2" style:family="paragraph" style:parent-style-name="Standard" style:next-style-name="Standard" style:default-outline-level="2" style:class="text">
      <style:paragraph-properties fo:line-height="200%"/>
      <style:text-properties style:font-name="Times New Roman" fo:font-family="'Times New Roman'" style:font-family-generic="roman" style:font-pitch="variable" fo:font-style="italic" style:font-style-asian="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2244in" style:type="center"/>
          <style:tab-stop style:position="4.4484in" style:type="right"/>
        </style:tab-stops>
      </style:paragraph-properties>
    </style:style>
    <style:style style:name="Footer_20_left" style:display-name="Footer left" style:family="paragraph" style:parent-style-name="Standard" style:class="extra">
      <style:paragraph-properties fo:background-color="#e6e6e6" text:number-lines="false" text:line-number="0">
        <style:tab-stops>
          <style:tab-stop style:position="2.2244in" style:type="center"/>
          <style:tab-stop style:position="4.4484in" style:type="right"/>
        </style:tab-stops>
        <style:background-image/>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hapter_20_Title" style:display-name="Chapter Title" style:family="paragraph" style:parent-style-name="Standard" style:next-style-name="Chapter_20_Subtitle">
      <style:paragraph-properties fo:margin-top="0.389in" fo:margin-bottom="0.389in" style:contextual-spacing="false" fo:text-align="center" style:justify-single-word="false" fo:keep-together="always" fo:keep-with-next="always"/>
      <style:text-properties fo:text-transform="uppercase" fo:letter-spacing="0.0016in" style:letter-kerning="true"/>
    </style:style>
    <style:style style:name="Sub-Chapter" style:family="paragraph" style:class="text" style:master-page-name="">
      <style:paragraph-properties style:page-number="auto"/>
      <style:text-properties style:font-name="Arial1" fo:font-family="Arial" style:font-style-name="Cursiva" style:font-family-generic="swiss" style:font-pitch="variable" fo:font-size="14pt" fo:font-style="italic" style:font-size-asian="10.5pt"/>
    </style:style>
    <style:style style:name="Table_20_of_20_Contents" style:display-name="Table of Contents" style:family="paragraph" style:class="text" style:master-page-name="">
      <style:paragraph-properties style:page-number="auto">
        <style:tab-stops/>
      </style:paragraph-properties>
      <style:text-properties style:font-name="Arial2" fo:font-family="Arial" style:font-style-name="Normal" style:font-family-generic="swiss" style:font-pitch="variable" style:font-size-asian="10.5pt"/>
    </style:style>
    <style:style style:name="Text_20_body_20_indent" style:display-name="Text body indent" style:family="paragraph" style:parent-style-name="Text_20_body" style:class="text">
      <style:paragraph-properties fo:margin-left="0.25in" fo:margin-right="0in" fo:margin-top="0in" fo:margin-bottom="0in" style:contextual-spacing="false" fo:line-height="100%" fo:text-align="start" style:justify-single-word="false" fo:text-indent="-0.25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_20_Callout" style:display-name="Figure Callout" style:family="paragraph" style:parent-style-name="Standard" style:next-style-name="Figure_20_Number">
      <style:paragraph-properties fo:margin-top="0.3335in" fo:margin-bottom="0in" style:contextual-spacing="false" fo:line-height="100%" fo:hyphenation-ladder-count="no-limit"/>
      <style:text-properties fo:color="#ff0000" style:font-name="B Helvetica Bold" fo:font-family="'B Helvetica Bold'" style:font-pitch="variable" fo:font-size="18pt" style:font-size-asian="18pt" fo:hyphenate="false" fo:hyphenation-remain-char-count="2" fo:hyphenation-push-char-count="2"/>
    </style:style>
    <style:style style:name="Basic_20_Text_20_No_20_Indent" style:display-name="Basic Text No Indent" style:family="paragraph" style:parent-style-name="Standard" style:next-style-name="Standard">
      <style:paragraph-properties fo:line-height="100%" fo:text-align="justify" style:justify-single-word="false"/>
      <style:text-properties style:font-name="Palatino" fo:font-family="Palatino" style:font-pitch="variable" fo:font-size="10pt" style:font-size-asian="10pt"/>
    </style:style>
    <style:style style:name="Body_20_Text_20_No_20_Indent" style:display-name="Body Text No Indent" style:family="paragraph" style:next-style-name="Text_20_body">
      <style:paragraph-properties fo:line-height="150%" fo:orphans="0" fo:widows="0" fo:hyphenation-ladder-count="no-limit"/>
      <style:text-properties style:use-window-font-color="true" style:font-name="Times" fo:font-family="Times" style:font-pitch="variable" fo:font-size="12pt" fo:language="en" fo:country="US" style:font-name-asian="Times New Roman1" style:font-family-asian="'Times New Roman', Times" style:font-family-generic-asian="roman" style:font-pitch-asian="variable" style:font-size-asian="12pt" style:font-name-complex="Times New Roman1" style:font-family-complex="'Times New Roman', Times" style:font-family-generic-complex="roman" style:font-pitch-complex="variable" style:font-size-complex="10pt" fo:hyphenate="false" fo:hyphenation-remain-char-count="2" fo:hyphenation-push-char-count="2"/>
    </style:style>
    <style:style style:name="References" style:family="paragraph" style:parent-style-name="Body_20_Text_20_No_20_Indent">
      <style:paragraph-properties fo:margin-left="0.5in" fo:margin-right="0in" fo:text-indent="-0.5in" style:auto-text-indent="false">
        <style:tab-stops>
          <style:tab-stop style:position="-0.25in"/>
        </style:tab-stops>
      </style:paragraph-properties>
    </style:style>
    <style:style style:name="Bulleted_20_List" style:display-name="Bulleted List" style:family="paragraph" style:parent-style-name="Body_20_Text_20_No_20_Indent">
      <style:paragraph-properties fo:margin-left="0.5in" fo:margin-right="0in" fo:text-indent="-0.5in" style:auto-text-indent="false">
        <style:tab-stops>
          <style:tab-stop style:position="-0.0598in" style:type="right"/>
        </style:tab-stops>
      </style:paragraph-properties>
    </style:style>
    <style:style style:name="Chapter_20_Author" style:display-name="Chapter Author" style:family="paragraph" style:next-style-name="Body_20_Text_20_No_20_Indent">
      <style:paragraph-properties fo:margin-top="0in" fo:margin-bottom="0.3335in" style:contextual-spacing="false" fo:text-align="center" style:justify-single-word="false" fo:keep-together="always" fo:orphans="2" fo:widows="2" fo:hyphenation-ladder-count="no-limit" fo:keep-with-next="always"/>
      <style:text-properties style:use-window-font-color="true" style:font-name="Times" fo:font-family="Times" style:font-pitch="variable" fo:font-size="14pt" fo:language="en" fo:country="US" fo:font-style="italic" fo:font-weight="bold" style:font-name-asian="Times New Roman1" style:font-family-asian="'Times New Roman', Times" style:font-family-generic-asian="roman" style:font-pitch-asian="variable" style:font-size-asian="14pt" style:font-style-asian="italic" style:font-weight-asian="bold" style:font-name-complex="Times New Roman1" style:font-family-complex="'Times New Roman', Times" style:font-family-generic-complex="roman" style:font-pitch-complex="variable" style:font-size-complex="10pt" fo:hyphenate="false" fo:hyphenation-remain-char-count="2" fo:hyphenation-push-char-count="2"/>
    </style:style>
    <style:style style:name="Chapter_20_Number" style:display-name="Chapter Number" style:family="paragraph" style:next-style-name="Chapter_20_Title">
      <style:paragraph-properties fo:margin-top="0.6665in" fo:margin-bottom="0.1665in" style:contextual-spacing="false" fo:text-align="center" style:justify-single-word="false" fo:orphans="2" fo:widows="2" fo:hyphenation-ladder-count="no-limit"/>
      <style:text-properties style:use-window-font-color="true" style:font-name="Times" fo:font-family="Times" style:font-pitch="variable" fo:font-size="18pt" fo:language="en" fo:country="US" fo:font-style="italic" fo:font-weight="bold" style:font-name-asian="Times New Roman1" style:font-family-asian="'Times New Roman', Times" style:font-family-generic-asian="roman" style:font-pitch-asian="variable" style:font-size-asian="18pt" style:font-style-asian="italic" style:font-weight-asian="bold" style:font-name-complex="Times New Roman1" style:font-family-complex="'Times New Roman', Times" style:font-family-generic-complex="roman" style:font-pitch-complex="variable" style:font-size-complex="10pt" fo:hyphenate="false" fo:hyphenation-remain-char-count="2" fo:hyphenation-push-char-count="2"/>
    </style:style>
    <style:style style:name="Figure_20_Caption" style:display-name="Figure Caption" style:family="paragraph" style:parent-style-name="Body_20_Text_20_No_20_Indent" style:next-style-name="Standard">
      <style:paragraph-properties fo:margin-top="0in" fo:margin-bottom="0.25in" style:contextual-spacing="false" fo:line-height="100%" fo:padding="0.0417in" fo:border="0.06pt solid #000000"/>
    </style:style>
    <style:style style:name="Figure_20_Number" style:display-name="Figure Number" style:family="paragraph" style:parent-style-name="Figure_20_Caption" style:next-style-name="Figure_20_Caption">
      <style:paragraph-properties fo:margin-top="0.1665in" fo:margin-bottom="0in" style:contextual-spacing="false" fo:keep-with-next="always"/>
      <style:text-properties fo:font-weight="bold" style:font-weight-asian="bold"/>
    </style:style>
    <style:style style:name="Equation" style:family="paragraph" style:parent-style-name="Body_20_Text_20_No_20_Indent">
      <style:paragraph-properties fo:line-height="100%" fo:text-align="center" style:justify-single-word="false"/>
    </style:style>
    <style:style style:name="Extract_20__28_Prose_29_" style:display-name="Extract (Prose)" style:family="paragraph" style:parent-style-name="Body_20_Text_20_No_20_Indent">
      <style:paragraph-properties fo:margin-left="0.5in" fo:margin-right="0.5in" fo:line-height="100%" fo:text-indent="0in" style:auto-text-indent="false">
        <style:tab-stops>
          <style:tab-stop style:position="0.5in"/>
        </style:tab-stops>
      </style:paragraph-properties>
    </style:style>
    <style:style style:name="Extract_20__28_Verse_29_" style:display-name="Extract (Verse)" style:family="paragraph" style:parent-style-name="Body_20_Text_20_No_20_Indent">
      <style:paragraph-properties fo:margin-left="0.75in" fo:margin-right="0in" fo:text-indent="-0.25in" style:auto-text-indent="false">
        <style:tab-stops>
          <style:tab-stop style:position="0.25in"/>
        </style:tab-stops>
      </style:paragraph-properties>
    </style:style>
    <style:style style:name="Numbered_20_List" style:display-name="Numbered List" style:family="paragraph" style:parent-style-name="Body_20_Text_20_No_20_Indent">
      <style:paragraph-properties fo:margin-left="0.5in" fo:margin-right="0in" fo:text-indent="-0.5in" style:auto-text-indent="false">
        <style:tab-stops>
          <style:tab-stop style:position="-0.1252in" style:type="right"/>
        </style:tab-stops>
      </style:paragraph-properties>
    </style:style>
    <style:style style:name="Part_20_Number" style:display-name="Part Number" style:family="paragraph" style:parent-style-name="Chapter_20_Number" style:next-style-name="Part_20_Title">
      <style:paragraph-properties fo:margin-top="1.5835in" fo:margin-bottom="0.1665in" style:contextual-spacing="false"/>
      <style:text-properties fo:font-size="24pt" style:font-size-asian="24pt"/>
    </style:style>
    <style:style style:name="Part_20_Title" style:display-name="Part Title" style:family="paragraph" style:parent-style-name="Chapter_20_Title" style:next-style-name="Chapter_20_Number">
      <style:text-properties fo:font-size="24pt" style:font-size-asian="24pt"/>
    </style:style>
    <style:style style:name="Unnumbered_20_List" style:display-name="Unnumbered List" style:family="paragraph" style:parent-style-name="Body_20_Text_20_No_20_Indent">
      <style:paragraph-properties fo:margin-left="0.5in" fo:margin-right="0in" fo:text-indent="-0.5in" style:auto-text-indent="false"/>
    </style:style>
    <style:style style:name="Heading_20_Run-in_20__28_Para_29_" style:display-name="Heading Run-in (Para)" style:family="paragraph" style:parent-style-name="Body_20_Text_20_No_20_Indent" style:next-style-name="Text_20_body">
      <style:paragraph-properties fo:margin-top="0.1665in" fo:margin-bottom="0in" style:contextual-spacing="false"/>
    </style:style>
    <style:style style:name="Bibliography" style:family="paragraph" style:parent-style-name="References"/>
    <style:style style:name="Rule" style:family="paragraph" style:parent-style-name="Standard">
      <style:paragraph-properties style:line-height-at-least="0.1665in" fo:padding="0in" fo:border-left="none" fo:border-right="none" fo:border-top="none" fo:border-bottom="0.06pt solid #000000"/>
      <style:text-properties style:font-name="Palatino" fo:font-family="Palatino" style:font-pitch="variable"/>
    </style:style>
    <style:style style:name="Sidebar" style:family="paragraph" style:parent-style-name="Standard">
      <style:paragraph-properties fo:margin-left="0in" fo:margin-right="4in" fo:margin-top="0.222in" fo:margin-bottom="0in" style:contextual-spacing="false" style:line-height-at-least="0.222in" fo:text-align="end" style:justify-single-word="false" fo:text-indent="0in" style:auto-text-indent="false"/>
      <style:text-properties style:font-name="I Palatino Italic" fo:font-family="'I Palatino Italic'" style:font-pitch="variable" fo:font-size="14pt" style:font-size-asian="14pt"/>
    </style:style>
    <style:style style:name="Table_20_Callout" style:display-name="Table Callout" style:family="paragraph" style:parent-style-name="Figure_20_Callout"/>
    <style:style style:name="Space_20_Break" style:display-name="Space Break" style:family="paragraph" style:parent-style-name="Body_20_Text_20_No_20_Indent">
      <style:paragraph-properties fo:margin-top="0.0835in" fo:margin-bottom="0.0835in" style:contextual-spacing="false" fo:text-align="center" style:justify-single-word="false"/>
    </style:style>
    <style:style style:name="T1_20_Table_20_Number" style:display-name="T1 Table Number" style:family="paragraph" style:parent-style-name="Heading_20_3" style:next-style-name="T2_20_Table_20_Title" style:default-outline-level="" style:list-style-name="">
      <style:paragraph-properties fo:margin-top="0.25in" fo:margin-bottom="0.028in" style:contextual-spacing="false" fo:line-height="100%" fo:keep-together="always"/>
      <style:text-properties fo:font-size="10pt" fo:font-style="normal" style:font-size-asian="10pt" style:font-style-asian="normal"/>
    </style:style>
    <style:style style:name="T2_20_Table_20_Title" style:display-name="T2 Table Title" style:family="paragraph" style:parent-style-name="Standard">
      <style:paragraph-properties fo:line-height="100%" fo:keep-together="always" fo:hyphenation-ladder-count="no-limit" fo:keep-with-next="always"/>
      <style:text-properties style:font-name="Palatino" fo:font-family="Palatino" style:font-pitch="variable" fo:font-size="10pt" fo:font-weight="bold" style:font-size-asian="10pt" style:font-weight-asian="bold" fo:hyphenate="false" fo:hyphenation-remain-char-count="2" fo:hyphenation-push-char-count="2"/>
    </style:style>
    <style:style style:name="T3_20_Table_20_Straddle_20_Head" style:display-name="T3 Table Straddle Head" style:family="paragraph" style:parent-style-name="Standard">
      <style:paragraph-properties fo:margin-top="0.0417in" fo:margin-bottom="0in" style:contextual-spacing="false" fo:line-height="100%" fo:text-align="center" style:justify-single-word="false" fo:keep-together="always" fo:hyphenation-ladder-count="no-limit" fo:keep-with-next="always"/>
      <style:text-properties style:font-name="Palatino" fo:font-family="Palatino" style:font-pitch="variable" fo:font-size="9pt" fo:font-weight="bold" style:font-size-asian="9pt" style:font-weight-asian="bold" fo:hyphenate="false" fo:hyphenation-remain-char-count="2" fo:hyphenation-push-char-count="2"/>
    </style:style>
    <style:style style:name="T4_20_First_20_Column_20_Head" style:display-name="T4 First Column Head" style:family="paragraph" style:parent-style-name="Standard">
      <style:paragraph-properties fo:margin-top="0.0417in" fo:margin-bottom="0in" style:contextual-spacing="false" fo:line-height="100%" fo:keep-together="always" fo:hyphenation-ladder-count="no-limit"/>
      <style:text-properties style:font-name="Times" fo:font-family="Times" style:font-pitch="variable" fo:font-size="9pt" fo:font-weight="bold" style:font-size-asian="9pt" style:font-weight-asian="bold" fo:hyphenate="false" fo:hyphenation-remain-char-count="2" fo:hyphenation-push-char-count="2"/>
    </style:style>
    <style:style style:name="T6_20_First_20_Column" style:display-name="T6 First Column" style:family="paragraph" style:parent-style-name="Standard">
      <style:paragraph-properties fo:margin-top="0.0417in" fo:margin-bottom="0in" style:contextual-spacing="false" fo:line-height="100%" fo:keep-together="always"/>
      <style:text-properties style:font-name="Times" fo:font-family="Times" style:font-pitch="variable" fo:font-size="9pt" style:font-size-asian="9pt"/>
    </style:style>
    <style:style style:name="T5_20_Other_20_Column_20_Heads" style:display-name="T5 Other Column Heads" style:family="paragraph" style:parent-style-name="Standard">
      <style:paragraph-properties fo:margin-top="0.0417in" fo:margin-bottom="0in" style:contextual-spacing="false" fo:line-height="100%" fo:text-align="center" style:justify-single-word="false" fo:keep-together="always" fo:hyphenation-ladder-count="no-limit"/>
      <style:text-properties style:font-name="Times" fo:font-family="Times" style:font-pitch="variable" fo:font-size="9pt" fo:font-weight="bold" style:font-size-asian="9pt" style:font-weight-asian="bold" fo:hyphenate="false" fo:hyphenation-remain-char-count="2" fo:hyphenation-push-char-count="2"/>
    </style:style>
    <style:style style:name="T7_20_Other_20_Columns" style:display-name="T7 Other Columns" style:family="paragraph" style:parent-style-name="Standard">
      <style:paragraph-properties fo:margin-left="0in" fo:margin-right="0.3752in" fo:margin-top="0.0417in" fo:margin-bottom="0in" style:contextual-spacing="false" fo:line-height="100%" fo:text-align="end" style:justify-single-word="false" fo:keep-together="always" fo:text-indent="0in" style:auto-text-indent="false">
        <style:tab-stops>
          <style:tab-stop style:position="0.4772in"/>
        </style:tab-stops>
      </style:paragraph-properties>
      <style:text-properties style:font-name="Times" fo:font-family="Times" style:font-pitch="variable" fo:font-size="9pt" style:font-size-asian="9pt"/>
    </style:style>
    <style:style style:name="T8_20_Table_20_Source" style:display-name="T8 Table Source" style:family="paragraph" style:parent-style-name="Standard" style:next-style-name="Standard">
      <style:paragraph-properties fo:margin-top="0.0417in" fo:margin-bottom="0in" style:contextual-spacing="false" fo:line-height="100%" fo:keep-together="always"/>
      <style:text-properties style:font-name="Times" fo:font-family="Times" style:font-pitch="variable"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mment_20_Text" style:display-name="Comment Text" style:family="paragraph" style:parent-style-name="Standard">
      <style:paragraph-properties fo:margin-left="0.1299in" fo:margin-right="0in" fo:margin-top="0in" fo:margin-bottom="0.0835in" style:contextual-spacing="false" fo:line-height="0.1528in" fo:text-indent="-0.1299in" style:auto-text-indent="false">
        <style:tab-stops>
          <style:tab-stop style:position="0.1299in"/>
          <style:tab-stop style:position="6in" style:type="right"/>
        </style:tab-stops>
      </style:paragraph-properties>
    </style:style>
    <style:style style:name="Author" style:family="paragraph" style:parent-style-name="Text_20_body">
      <style:paragraph-properties fo:margin-top="0in" fo:margin-bottom="0in" style:contextual-spacing="false" fo:line-height="200%" fo:text-align="center" style:justify-single-word="false"/>
    </style:style>
    <style:style style:name="Block_20_Quotation" style:display-name="Block Quotation" style:family="paragraph" style:parent-style-name="Standard">
      <style:paragraph-properties fo:margin-left="0.5in" fo:margin-right="0.5in" fo:margin-top="0in" fo:margin-bottom="0.111in" style:contextual-spacing="false" fo:keep-together="always" fo:text-indent="0in" style:auto-text-indent="false"/>
      <style:text-properties fo:font-style="italic" style:font-style-asian="italic"/>
    </style:style>
    <style:style style:name="Body_20_Text_20_Keep" style:display-name="Body Text Keep" style:family="paragraph" style:parent-style-name="Text_20_body">
      <style:paragraph-properties fo:keep-with-next="always"/>
    </style:style>
    <style:style style:name="Chapter_20_Label" style:display-name="Chapter Label" style:family="paragraph" style:parent-style-name="Standard" style:next-style-name="Standard">
      <style:paragraph-properties fo:margin-top="0in" fo:margin-bottom="0.389in" style:contextual-spacing="false" fo:text-align="center" style:justify-single-word="false" fo:break-before="page" fo:keep-with-next="always"/>
      <style:text-properties fo:font-size="11pt" fo:letter-spacing="0.0484in" fo:font-style="italic" style:font-size-asian="11pt" style:font-style-asian="italic"/>
    </style:style>
    <style:style style:name="Chapter_20_Subtitle" style:display-name="Chapter Subtitle" style:family="paragraph" style:parent-style-name="Standard" style:next-style-name="Text_20_body">
      <style:paragraph-properties fo:margin-top="0in" fo:margin-bottom="0.1945in" style:contextual-spacing="false" fo:text-align="center" style:justify-single-word="false" fo:keep-together="always" fo:keep-with-next="always"/>
      <style:text-properties fo:letter-spacing="0.0016in" style:letter-kerning="true"/>
    </style:style>
    <style:style style:name="Date" style:family="paragraph" style:parent-style-name="Text_20_body">
      <style:paragraph-properties fo:margin-top="0in" fo:margin-bottom="0.389in" style:contextual-spacing="false" fo:text-align="center" style:justify-single-word="false"/>
    </style:style>
    <style:style style:name="Footer_20_Even" style:display-name="Footer Even" style:family="paragraph" style:parent-style-name="Footer"/>
    <style:style style:name="Footer_20_First" style:display-name="Footer First" style:family="paragraph" style:parent-style-name="Footer">
      <style:paragraph-properties>
        <style:tab-stops>
          <style:tab-stop style:position="3in" style:type="center"/>
        </style:tab-stops>
      </style:paragraph-properties>
    </style:style>
    <style:style style:name="Footer_20_Odd" style:display-name="Footer Odd" style:family="paragraph" style:parent-style-name="Footer">
      <style:paragraph-properties>
        <style:tab-stops>
          <style:tab-stop style:position="0in" style:type="right"/>
          <style:tab-stop style:position="3in" style:type="center"/>
          <style:tab-stop style:position="6in" style:type="right"/>
        </style:tab-stops>
      </style:paragraph-properties>
    </style:style>
    <style:style style:name="Footnote_20_Base" style:display-name="Footnote Base" style:family="paragraph" style:parent-style-name="Standard">
      <style:paragraph-properties fo:margin-left="0.1299in" fo:margin-right="0in" fo:line-height="0.1528in" fo:text-indent="-0.1299in" style:auto-text-indent="false">
        <style:tab-stops>
          <style:tab-stop style:position="0.1299in"/>
          <style:tab-stop style:position="6in" style:type="right"/>
        </style:tab-stops>
      </style:paragraph-properties>
      <style:text-properties fo:font-size="9pt" style:font-size-asian="9pt"/>
    </style:style>
    <style:style style:name="Glossary_20_Definition" style:display-name="Glossary Definition" style:family="paragraph" style:parent-style-name="Text_20_body">
      <style:paragraph-properties fo:line-height="100%"/>
    </style:style>
    <style:style style:name="Header_20_Base" style:display-name="Header Base" style:family="paragraph" style:parent-style-name="Standard">
      <style:paragraph-properties fo:text-align="center" style:justify-single-word="false" fo:keep-together="always">
        <style:tab-stops>
          <style:tab-stop style:position="3in" style:type="center"/>
          <style:tab-stop style:position="6in" style:type="right"/>
        </style:tab-stops>
      </style:paragraph-properties>
    </style:style>
    <style:style style:name="Header_20_Even" style:display-name="Header Even" style:family="paragraph" style:parent-style-name="Header"/>
    <style:style style:name="Header_20_First" style:display-name="Header First" style:family="paragraph" style:parent-style-name="Header">
      <style:paragraph-properties>
        <style:tab-stops>
          <style:tab-stop style:position="3in" style:type="center"/>
        </style:tab-stops>
      </style:paragraph-properties>
    </style:style>
    <style:style style:name="Header_20_Odd" style:display-name="Header Odd" style:family="paragraph" style:parent-style-name="Header">
      <style:paragraph-properties>
        <style:tab-stops>
          <style:tab-stop style:position="0in" style:type="right"/>
          <style:tab-stop style:position="3in" style:type="center"/>
          <style:tab-stop style:position="6in" style:type="right"/>
        </style:tab-stops>
      </style:paragraph-properties>
    </style:style>
    <style:style style:name="Heading_20_Base" style:display-name="Heading Base" style:family="paragraph" style:parent-style-name="Standard" style:next-style-name="Text_20_body">
      <style:paragraph-properties fo:line-height="150%" fo:text-align="start" style:justify-single-word="false" fo:keep-together="always" fo:keep-with-next="always"/>
      <style:text-properties fo:font-weight="bold" style:letter-kerning="true" style:font-weight-asian="bold"/>
    </style:style>
    <style:style style:name="Index_20_1" style:display-name="Index 1" style:family="paragraph" style:parent-style-name="Standard" style:class="index">
      <style:paragraph-properties fo:margin-left="0.5in" fo:margin-right="0in" fo:text-align="start" style:justify-single-word="false" fo:text-indent="-0.5in" style:auto-text-indent="false">
        <style:tab-stops>
          <style:tab-stop style:position="2.75in" style:type="right" style:leader-style="dotted" style:leader-text="."/>
          <style:tab-stop style:position="6in" style:type="right"/>
        </style:tab-stops>
      </style:paragraph-properties>
      <style:text-properties fo:font-size="10pt" style:font-size-asian="10pt"/>
    </style:style>
    <style:style style:name="Index_20_2" style:display-name="Index 2" style:family="paragraph" style:parent-style-name="Standard" style:class="index">
      <style:paragraph-properties fo:margin-left="0.6252in" fo:margin-right="0in" fo:text-align="start" style:justify-single-word="false" fo:text-indent="-0.5in" style:auto-text-indent="false">
        <style:tab-stops>
          <style:tab-stop style:position="2.75in" style:type="right" style:leader-style="dotted" style:leader-text="."/>
          <style:tab-stop style:position="6in" style:type="right"/>
        </style:tab-stops>
      </style:paragraph-properties>
      <style:text-properties fo:font-size="10pt" style:font-size-asian="10pt"/>
    </style:style>
    <style:style style:name="Index_20_3" style:display-name="Index 3" style:family="paragraph" style:parent-style-name="Standard" style:class="index">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style:font-size-asian="10pt"/>
    </style:style>
    <style:style style:name="Index_20_4" style:display-name="Index 4" style:family="paragraph" style:parent-style-name="Standard">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fo:font-style="italic" style:font-size-asian="10pt" style:font-style-asian="italic"/>
    </style:style>
    <style:style style:name="Index_20_5" style:display-name="Index 5" style:family="paragraph" style:parent-style-name="Standard">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fo:font-style="italic" style:font-size-asian="10pt" style:font-style-asian="italic"/>
    </style:style>
    <style:style style:name="Index_20_Base" style:display-name="Index Base" style:family="paragraph" style:parent-style-name="Standard">
      <style:paragraph-properties fo:margin-left="0.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style:font-size-asian="10pt"/>
    </style:style>
    <style:style style:name="Index_20_Heading" style:display-name="Index Heading" style:family="paragraph" style:parent-style-name="Standard" style:next-style-name="Index_20_1" style:class="index">
      <style:paragraph-properties fo:margin-top="0.1945in" fo:margin-bottom="0in" style:contextual-spacing="false" fo:keep-with-next="always"/>
      <style:text-properties fo:font-size="13.5pt" style:letter-kerning="true" style:font-size-asian="13.5pt"/>
    </style:style>
    <style:style style:name="List_20_2" style:display-name="List 2" style:family="paragraph" style:parent-style-name="List" style:class="list">
      <style:paragraph-properties fo:margin-left="0.75in" fo:margin-right="0in" fo:text-indent="-0.25in" style:auto-text-indent="false">
        <style:tab-stops>
          <style:tab-stop style:position="0.75in"/>
          <style:tab-stop style:position="6in" style:type="right"/>
        </style:tab-stops>
      </style:paragraph-properties>
    </style:style>
    <style:style style:name="List_20_3" style:display-name="List 3" style:family="paragraph" style:parent-style-name="List" style:class="list">
      <style:paragraph-properties fo:margin-left="1in" fo:margin-right="0in" fo:text-indent="-0.25in" style:auto-text-indent="false">
        <style:tab-stops>
          <style:tab-stop style:position="1in"/>
          <style:tab-stop style:position="6in" style:type="right"/>
        </style:tab-stops>
      </style:paragraph-properties>
    </style:style>
    <style:style style:name="List_20_4" style:display-name="List 4" style:family="paragraph" style:parent-style-name="List" style:class="list">
      <style:paragraph-properties fo:margin-left="1.25in" fo:margin-right="0in" fo:text-indent="-0.25in" style:auto-text-indent="false">
        <style:tab-stops>
          <style:tab-stop style:position="1.25in"/>
          <style:tab-stop style:position="6in" style:type="right"/>
        </style:tab-stops>
      </style:paragraph-properties>
    </style:style>
    <style:style style:name="List_20_5" style:display-name="List 5" style:family="paragraph" style:parent-style-name="List" style:class="list">
      <style:paragraph-properties fo:margin-left="1.5in" fo:margin-right="0in" fo:text-indent="-0.25in" style:auto-text-indent="false">
        <style:tab-stops>
          <style:tab-stop style:position="1.5in"/>
          <style:tab-stop style:position="6in" style:type="right"/>
        </style:tab-stops>
      </style:paragraph-properties>
    </style:style>
    <style:style style:name="List_20_Continue" style:display-name="List Continue" style:family="paragraph" style:parent-style-name="List" style:list-style-name="WW8StyleNum">
      <style:paragraph-properties fo:margin-top="0in" fo:margin-bottom="0.111in" style:contextual-spacing="false">
        <style:tab-stops>
          <style:tab-stop style:position="6in" style:type="right"/>
        </style:tab-stops>
      </style:paragraph-properties>
    </style:style>
    <style:style style:name="List_20_Continue_20_2" style:display-name="List Continue 2" style:family="paragraph" style:parent-style-name="List_20_Continue">
      <style:paragraph-properties fo:margin-left="0.75in" fo:margin-right="0in" fo:text-indent="-0.25in" style:auto-text-indent="false"/>
    </style:style>
    <style:style style:name="List_20_Continue_20_3" style:display-name="List Continue 3" style:family="paragraph" style:parent-style-name="List_20_Continue">
      <style:paragraph-properties fo:margin-left="1in" fo:margin-right="0in" fo:text-indent="-0.25in" style:auto-text-indent="false"/>
    </style:style>
    <style:style style:name="List_20_Continue_20_4" style:display-name="List Continue 4" style:family="paragraph" style:parent-style-name="List_20_Continue">
      <style:paragraph-properties fo:margin-left="1.25in" fo:margin-right="0in" fo:text-indent="-0.25in" style:auto-text-indent="false"/>
    </style:style>
    <style:style style:name="List_20_Continue_20_5" style:display-name="List Continue 5" style:family="paragraph" style:parent-style-name="List_20_Continue">
      <style:paragraph-properties fo:margin-left="1.5in" fo:margin-right="0in" fo:text-indent="-0.25in" style:auto-text-indent="false"/>
    </style:style>
    <style:style style:name="List_20_Number" style:display-name="List Number" style:family="paragraph" style:parent-style-name="List" style:list-style-name="WW8StyleNum1">
      <style:paragraph-properties fo:margin-left="0in" fo:margin-right="0in" fo:margin-top="0in" fo:margin-bottom="0in" style:contextual-spacing="false" fo:text-indent="0in" style:auto-text-indent="false">
        <style:tab-stops>
          <style:tab-stop style:position="5.1665in" style:type="right" style:leader-style="dotted" style:leader-text="."/>
        </style:tab-stops>
      </style:paragraph-properties>
    </style:style>
    <style:style style:name="List_20_Number_20_2" style:display-name="List Number 2" style:family="paragraph" style:parent-style-name="List_20_Number">
      <style:paragraph-properties fo:margin-left="0.25in" fo:margin-right="0in" fo:text-indent="0in" style:auto-text-indent="false"/>
    </style:style>
    <style:style style:name="List_20_Number_20_3" style:display-name="List Number 3" style:family="paragraph" style:parent-style-name="List_20_Number">
      <style:paragraph-properties fo:margin-left="0.5in" fo:margin-right="0in" fo:text-indent="0in" style:auto-text-indent="false"/>
    </style:style>
    <style:style style:name="List_20_Number_20_4" style:display-name="List Number 4" style:family="paragraph" style:parent-style-name="List_20_Number">
      <style:paragraph-properties fo:margin-left="0.75in" fo:margin-right="0in" fo:text-indent="0in" style:auto-text-indent="false"/>
    </style:style>
    <style:style style:name="List_20_Number_20_5" style:display-name="List Number 5" style:family="paragraph" style:parent-style-name="List_20_Number">
      <style:paragraph-properties fo:margin-left="1in" fo:margin-right="0in" fo:text-indent="0in" style:auto-text-indent="false"/>
    </style:style>
    <style:style style:name="Macro_20_Text" style:display-name="Macro Text" style:family="paragraph" style:parent-style-name="Standard">
      <style:paragraph-properties fo:margin-top="0in" fo:margin-bottom="0.0835in" style:contextual-spacing="false" fo:line-height="100%"/>
      <style:text-properties style:font-name="Courier New2" fo:font-family="'Courier New'" style:font-family-generic="modern"/>
    </style:style>
    <style:style style:name="Name" style:family="paragraph" style:parent-style-name="Text_20_body">
      <style:paragraph-properties fo:text-align="center" style:justify-single-word="false"/>
    </style:style>
    <style:style style:name="Picture" style:family="paragraph" style:parent-style-name="Standard" style:next-style-name="Standard">
      <style:paragraph-properties fo:line-height="100%" fo:text-align="center" style:justify-single-word="false" fo:keep-with-next="always"/>
    </style:style>
    <style:style style:name="Section_20_Label" style:display-name="Section Label" style:family="paragraph" style:parent-style-name="Heading_20_Base" style:next-style-name="Text_20_body">
      <style:paragraph-properties fo:margin-top="0in" fo:margin-bottom="0.4862in" style:contextual-spacing="false" fo:text-align="center" style:justify-single-word="false" fo:break-before="page"/>
      <style:text-properties fo:text-transform="uppercase" fo:letter-spacing="0.0071in" fo:font-weight="normal" style:font-weight-asian="normal"/>
    </style:style>
    <style:style style:name="Subtitle_20_Cover" style:display-name="Subtitle Cover" style:family="paragraph" style:parent-style-name="Standard" style:next-style-name="Text_20_body">
      <style:paragraph-properties fo:margin-left="1.25in" fo:margin-right="1.25in" fo:margin-top="0in" fo:margin-bottom="0.389in" style:contextual-spacing="false" fo:text-align="center" style:justify-single-word="false" fo:text-indent="0in" style:auto-text-indent="false" fo:keep-with-next="always"/>
    </style:style>
    <style:style style:name="Table_20_of_20_Authorities" style:display-name="Table of Authorities" style:family="paragraph" style:parent-style-name="Standard">
      <style:paragraph-properties fo:margin-left="0.25in" fo:margin-right="0in" fo:text-indent="-0.25in" style:auto-text-indent="false">
        <style:tab-stops>
          <style:tab-stop style:position="6in" style:type="right" style:leader-style="dotted" style:leader-text="."/>
        </style:tab-stops>
      </style:paragraph-properties>
    </style:style>
    <style:style style:name="Table_20_of_20_Figures" style:display-name="Table of Figures" style:family="paragraph" style:parent-style-name="Standard">
      <style:paragraph-properties fo:margin-left="0.5in" fo:margin-right="0in" fo:text-indent="-0.5in" style:auto-text-indent="false">
        <style:tab-stops>
          <style:tab-stop style:position="6in" style:type="right" style:leader-style="dotted" style:leader-text="."/>
        </style:tab-stops>
      </style:paragraph-properties>
    </style:style>
    <style:style style:name="Title_20_Cover" style:display-name="Title Cover" style:family="paragraph" style:parent-style-name="Heading_20_Base" style:next-style-name="Subtitle_20_Cover">
      <style:paragraph-properties fo:margin-left="1.3335in" fo:margin-right="1.3335in" fo:margin-top="0.5417in" fo:margin-bottom="0.2917in" style:contextual-spacing="false" fo:line-height="100%" fo:text-align="center" style:justify-single-word="false" fo:text-indent="0in" style:auto-text-indent="false"/>
      <style:text-properties fo:text-transform="uppercase" fo:letter-spacing="0.0035in" fo:font-weight="normal" style:font-weight-asian="normal"/>
    </style:style>
    <style:style style:name="TOA_20_Heading" style:display-name="TOA Heading" style:family="paragraph" style:parent-style-name="Standard" style:next-style-name="Standard">
      <style:paragraph-properties fo:margin-top="0.1945in" fo:margin-bottom="0.1665in" style:contextual-spacing="false" fo:text-align="start" style:justify-single-word="false" fo:keep-together="always" fo:keep-with-next="always"/>
      <style:text-properties fo:font-weight="bold" style:letter-kerning="true"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OC_20_Base" style:display-name="TOC Base" style:family="paragraph" style:parent-style-name="Standard">
      <style:paragraph-properties>
        <style:tab-stops>
          <style:tab-stop style:position="6in" style:type="right" style:leader-style="dotted" style:leader-text="."/>
        </style:tab-stops>
      </style:paragraph-properties>
    </style:style>
    <style:style style:name="Title_20_Page_20_Title" style:display-name="Title Page Title" style:family="paragraph" style:parent-style-name="Standard" style:next-style-name="Standard">
      <style:paragraph-properties fo:margin-top="2.778in" fo:margin-bottom="3.9583in" style:contextual-spacing="false" fo:line-height="100%" fo:text-align="center" style:justify-single-word="false" fo:keep-together="always" fo:keep-with-next="always">
        <style:tab-stops/>
      </style:paragraph-properties>
      <style:text-properties fo:font-size="20pt" fo:letter-spacing="0.0035in" style:letter-kerning="true" style:font-size-asian="20pt"/>
    </style:style>
    <style:style style:name="Title_20_Page_20_Info" style:display-name="Title Page Info" style:family="paragraph">
      <style:paragraph-properties fo:margin-left="0.0835in" fo:margin-right="0in" fo:text-align="end" style:justify-single-word="false" fo:orphans="2" fo:widows="2" fo:text-indent="0.0835in" style:auto-text-indent="false"/>
      <style:text-properties style:use-window-font-color="true" style:font-name="Times New Roman" fo:font-family="'Times New Roman'" style:font-family-generic="roman" style:font-pitch="variable" fo:font-size="12pt" fo:language="en" fo:country="US" style:font-name-asian="Arial" style:font-family-asian="Arial" style:font-family-generic-asian="swiss" style:font-pitch-asian="variable" style:font-size-asian="12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Reference" style:family="paragraph" style:parent-style-name="Text_20_body">
      <style:paragraph-properties fo:margin-left="0.3799in" fo:margin-right="0in" fo:text-indent="-0.3799in" style:auto-text-indent="false"/>
    </style:style>
    <style:style style:name="MLA_20_Masthead" style:display-name="MLA Masthead" style:family="paragraph" style:parent-style-name="Standard" style:class="index"/>
    <style:style style:name="MLA_20_Body" style:display-name="MLA Body" style:family="paragraph" style:parent-style-name="Standard" style:class="index">
      <style:paragraph-properties fo:margin-top="0in" fo:margin-bottom="0.4in" style:contextual-spacing="false" fo:line-height="200%" fo:text-align="justify" style:justify-single-word="false" fo:keep-with-next="auto"/>
    </style:style>
    <style:style style:name="MLA_20_Works_20_Cited" style:display-name="MLA Works Cited" style:family="paragraph" style:parent-style-name="Standard" style:class="index">
      <style:paragraph-properties fo:margin-left="0.5in" fo:margin-right="0in" fo:margin-top="0in" fo:margin-bottom="0in" style:contextual-spacing="false" fo:line-height="200%" fo:text-align="start" style:justify-single-word="false" fo:text-indent="-0.5in" style:auto-text-indent="false" fo:background-color="transparent" style:shadow="none" fo:keep-with-next="auto">
        <style:tab-stops/>
        <style:background-image/>
      </style:paragraph-properties>
      <style:text-properties style:font-name="Times New Roman" fo:font-family="'Times New Roman'" style:font-family-generic="roman" style:font-pitch="variable" fo:font-size="12pt" fo:font-style="normal" style:font-size-asian="12pt" style:font-style-asian="normal" style:font-style-complex="normal"/>
    </style:style>
    <style:style style:name="MLA_20_Heading" style:display-name="MLA Heading" style:family="paragraph" style:parent-style-name="Standard" style:class="index">
      <style:paragraph-properties fo:margin-top="0in" fo:margin-bottom="0.4in" style:contextual-spacing="false" fo:text-align="center" style:justify-single-word="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_20_body_20_1" style:display-name="Text body 1" style:family="paragraph" style:parent-style-name="Text_20_body" style:master-page-name="">
      <style:paragraph-properties fo:margin-left="0.1965in" fo:margin-right="0in" fo:text-indent="0in" style:auto-text-indent="false" style:page-number="auto"/>
      <style:text-properties style:font-name="Times1" fo:font-family="Times" style:font-style-name="Regular" style:font-family-generic="roman" style:font-pitch="variable"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style:contextual-spacing="false" fo:text-align="center" style:justify-single-word="false" fo:text-indent="0in" style:auto-text-indent="false" style:page-number="auto" fo:background-color="transparent">
        <style:background-image/>
      </style:paragraph-properties>
      <style:text-properties fo:text-transform="capitalize" fo:color="#000080" style:font-name="Times1" fo:font-family="Times" style:font-style-name="Regular" style:font-family-generic="roman" style:font-pitch="variable" fo:font-size="32pt" fo:language="en" fo:country="US" fo:font-weight="normal" style:font-relief="engraved"/>
    </style:style>
    <style:style style:name="Outlined_20_text" style:display-name="Outlined text" style:family="paragraph" style:parent-style-name="Standard">
      <style:paragraph-properties fo:padding="0.0591in" fo:border="0.06pt solid #000000" style:shadow="#808080 0.0709in 0.0709in"/>
      <style:text-properties fo:color="#000080" style:font-name="Courier" fo:font-family="Courier" style:font-style-name="Regular" style:font-family-generic="roman" style:font-pitch="fixed" fo:font-size="14pt" fo:language="en" fo:country="US"/>
    </style:style>
    <style:style style:name="Chapter_20_Heading" style:display-name="Chapter Heading" style:family="paragraph" style:parent-style-name="Heading_20_2" style:next-style-name="Chapter_20_Notes" style:default-outline-level="" style:list-style-name="" style:master-page-name="">
      <style:paragraph-properties fo:margin-left="0in" fo:margin-right="0in" fo:margin-top="0.1299in" fo:margin-bottom="0.0201in" style:contextual-spacing="false" fo:text-indent="0in" style:auto-text-indent="false" style:page-number="auto"/>
      <style:text-properties fo:font-size="15pt" fo:font-style="normal" fo:font-weight="normal"/>
    </style:style>
    <style:style style:name="Scene_20_Heading" style:display-name="Scene Heading" style:family="paragraph" style:parent-style-name="Heading_20_3" style:next-style-name="Novel_20_Body" style:default-outline-level="" style:list-style-name="">
      <style:paragraph-properties fo:margin-top="0.0902in" fo:margin-bottom="0.0402in" style:contextual-spacing="false" fo:text-align="center" style:justify-single-word="false"/>
      <style:text-properties style:font-name="Courier New3" fo:font-family="'Courier New'" style:font-style-name="Italic" style:font-family-generic="modern" style:font-pitch="fixed" fo:font-style="italic" fo:font-weight="normal" text:display="true"/>
    </style:style>
    <style:style style:name="Chapter_20_Notes" style:display-name="Chapter Notes" style:family="paragraph" style:parent-style-name="Text_20_body">
      <style:paragraph-properties fo:margin-left="0.2in" fo:margin-right="0in" fo:margin-top="0in" fo:margin-bottom="0.0598in" style:contextual-spacing="false" fo:text-indent="-0.1598in" style:auto-text-indent="false">
        <style:tab-stops/>
      </style:paragraph-properties>
      <style:text-properties fo:color="#94006b"/>
    </style:style>
    <style:style style:name="Scene_20_Notes_20_Body" style:display-name="Scene Notes Body" style:family="paragraph" style:parent-style-name="Text_20_body">
      <style:paragraph-properties fo:margin-left="0.3in" fo:margin-right="0in" fo:text-indent="-0.2in" style:auto-text-indent="false" style:shadow="none">
        <style:tab-stops/>
      </style:paragraph-properties>
      <style:text-properties fo:color="#000080" fo:font-size="11pt"/>
    </style:style>
    <style:style style:name="Scene_20_Status" style:display-name="Scene Status" style:family="paragraph" style:parent-style-name="Heading_20_9" style:next-style-name="Novel_20_Body" style:default-outline-level="" style:list-style-name=""/>
    <style:style style:name="Chapter_20_Status" style:display-name="Chapter Status" style:family="paragraph" style:parent-style-name="Heading_20_9" style:next-style-name="Novel_20_Body" style:default-outline-level="" style:list-style-name=""/>
    <style:style style:name="Scene_20_Notes_20_Title" style:display-name="Scene Notes Title" style:family="paragraph" style:parent-style-name="Heading_20_4" style:next-style-name="Scene_20_Notes_20_Body" style:default-outline-level="" style:list-style-name="">
      <style:text-properties fo:color="#000080" fo:font-weight="normal"/>
    </style:style>
    <style:style style:name="Chapter_20_Notes_20_Title" style:display-name="Chapter Notes Title" style:family="paragraph" style:parent-style-name="Heading_20_3" style:next-style-name="Chapter_20_Notes" style:default-outline-level="" style:list-style-name="">
      <style:paragraph-properties fo:margin-top="0.0701in" fo:margin-bottom="0.0201in" style:contextual-spacing="false"/>
      <style:text-properties fo:color="#94006b" fo:font-size="13pt" fo:font-weight="normal"/>
    </style:style>
    <style:style style:name="Novel_20_Title" style:display-name="Novel Title" style:family="paragraph" style:parent-style-name="Title">
      <style:text-properties style:font-name="Aharoni" fo:font-family="Aharoni" style:font-style-name="Bold" style:font-pitch="variable" fo:font-size="22pt"/>
    </style:style>
    <style:style style:name="Char-Locat-Item_20_Descriptions" style:display-name="Char-Locat-Item Descriptions" style:family="paragraph" style:parent-style-name="Text_20_body" style:class="text">
      <style:paragraph-properties fo:margin-top="0in" fo:margin-bottom="0in" style:contextual-spacing="false"/>
    </style:style>
    <style:style style:name="Char-Locat-Item_20_Heading" style:display-name="Char-Locat-Item Heading" style:family="paragraph" style:parent-style-name="Heading_20_4" style:next-style-name="Char-Locat-Item_20_Descriptions" style:default-outline-level="" style:list-style-name="" style:class="text"/>
    <style:style style:name="Sensitive_20_Text_20_Body" style:display-name="Sensitive Text Body" style:family="paragraph" style:parent-style-name="Novel_20_Body">
      <style:text-properties fo:color="#6b0094" text:display="true"/>
    </style:style>
    <style:style style:name="Sensitive_20_Scene_20_Heading" style:display-name="Sensitive Scene Heading" style:family="paragraph" style:parent-style-name="Heading_20_4" style:next-style-name="Sensitive_20_Text_20_Body" style:default-outline-level="" style:list-style-name="" style:master-page-name="">
      <style:paragraph-properties fo:text-align="center" style:justify-single-word="false" style:page-number="auto"/>
      <style:text-properties fo:color="#800080" fo:font-weight="normal"/>
    </style:style>
    <style:style style:name="Restricted_20_Text_20_Body" style:display-name="Restricted Text Body" style:family="paragraph" style:parent-style-name="Novel_20_Body">
      <style:text-properties fo:color="#ff420e"/>
    </style:style>
    <style:style style:name="Restricted_20_Scene_20_Part" style:display-name="Restricted Scene Part" style:family="paragraph" style:parent-style-name="Heading_20_5" style:next-style-name="Restricted_20_Text_20_Body" style:default-outline-level="" style:list-style-name="" style:master-page-name="">
      <style:paragraph-properties fo:text-align="center" style:justify-single-word="false" style:page-number="auto"/>
      <style:text-properties fo:color="#ff420e" fo:font-style="italic" fo:font-weight="normal"/>
    </style:style>
    <style:style style:name="Prologue" style:family="paragraph" style:parent-style-name="Chapter_20_Heading" style:next-style-name="Novel_20_Body" style:default-outline-level="" style:list-style-name=""/>
    <style:style style:name="Chapter_20_Synopsis_20_Body" style:display-name="Chapter Synopsis Body" style:family="paragraph" style:parent-style-name="Text_20_body">
      <style:text-properties fo:color="#000080" style:font-name="Courier New1" fo:font-family="'Courier New'" style:font-style-name="Regular" style:font-family-generic="modern" style:font-pitch="fixed" fo:font-size="12pt"/>
    </style:style>
    <style:style style:name="SubScene_20_Header" style:display-name="SubScene Header" style:family="paragraph" style:parent-style-name="Sensitive_20_Scene_20_Heading" style:next-style-name="Novel_20_Body" style:default-outline-level="" style:list-style-name="">
      <style:text-properties fo:color="#4700b8"/>
    </style:style>
    <style:style style:name="Numbered_20_list" style:display-name="Numbered list" style:family="paragraph" style:parent-style-name="Standard" style:list-style-name="WW8Num11">
      <style:paragraph-properties fo:line-height="200%"/>
      <style:text-properties style:font-name="Times New Roman" fo:font-family="'Times New Roman'" style:font-family-generic="roman" style:font-pitch="variable"/>
    </style:style>
    <style:style style:name="Block_20_Text" style:display-name="Block Text" style:family="paragraph" style:parent-style-name="Text_20_body">
      <style:paragraph-properties fo:margin-left="0in" fo:margin-right="0in" fo:text-indent="0in" style:auto-text-indent="false"/>
    </style:style>
    <style:style style:name="Quotation" style:family="paragraph" style:parent-style-name="Text_20_body">
      <style:paragraph-properties fo:margin-left="0.3799in" fo:margin-right="0in" fo:text-indent="0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WW-Default_20_Paragraph_20_Font" style:display-name="WW-Default Paragraph Font" style:family="text"/>
    <style:style style:name="Endnote_20_RefX" style:display-name="Endnote RefX" style:family="text" style:parent-style-name="WW-Default_20_Paragraph_20_Font">
      <style:text-properties style:text-position="super 58%" fo:font-size="16pt" style:font-size-asian="16pt"/>
    </style:style>
    <style:style style:name="Heading_20_Run-in_20__28_Char_29_" style:display-name="Heading Run-in (Char)" style:family="text" style:parent-style-name="WW-Default_20_Paragraph_20_Font">
      <style:text-properties fo:language="en" fo:country="US" fo:font-weight="bold" style:font-weight-asian="bold"/>
    </style:style>
    <style:style style:name="Drop_20_Cap" style:display-name="Drop Cap" style:family="text" style:parent-style-name="WW-Default_20_Paragraph_20_Font">
      <style:text-properties style:font-name="Formata Medium" fo:font-family="'Formata Medium'" style:font-pitch="variable" fo:font-size="24pt" style:font-size-asian="24pt"/>
    </style:style>
    <style:style style:name="Emphasis" style:family="text">
      <style:text-properties fo:font-style="italic" style:font-style-asian="italic"/>
    </style:style>
    <style:style style:name="WW8NumSt11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Comment_20_Reference" style:display-name="Comment Reference" style:family="text">
      <style:text-properties fo:font-size="8pt" style:font-size-asian="8pt"/>
    </style:style>
    <style:style style:name="Footnote_20_Symbol" style:display-name="Footnote Symbol" style:family="text"/>
    <style:style style:name="Glossary_20_Entry" style:display-name="Glossary Entry" style:family="text">
      <style:text-properties fo:font-weight="bold" style:font-weight-asian="bold"/>
    </style:style>
    <style:style style:name="Lead-in_20_Emphasis" style:display-name="Lead-in Emphasis" style:family="text">
      <style:text-properties fo:text-transform="uppercase" fo:letter-spacing="normal"/>
    </style:style>
    <style:style style:name="Line_20_numbering" style:display-name="Line numbering" style:family="text"/>
    <style:style style:name="Superscript"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_20_Char_20_Char2" style:display-name=" Char Char2" style:family="text" style:parent-style-name="Default_20_Paragraph_20_Font">
      <style:text-properties fo:font-size="12pt" fo:language="en" fo:country="US" style:font-size-asian="12pt" style:language-complex="ar" style:country-complex="SA"/>
    </style:style>
    <style:style style:name="_20_Char_20_Char1" style:display-name=" Char Char1" style:family="text" style:parent-style-name="Default_20_Paragraph_20_Font">
      <style:text-properties fo:font-size="12pt" fo:language="en" fo:country="US" style:font-size-asian="12pt" style:language-complex="ar" style:country-complex="SA"/>
    </style:style>
    <style:style style:name="_20_Char_20_Char" style:display-name=" Char Char" style:family="text" style:parent-style-name="_20_Char_20_Char1"/>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252in" fo:text-indent="-0.1252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252in" fo:text-indent="-0.1252in" fo:margin-left="3.1252in"/>
        </style:list-level-properties>
      </text:list-level-style-number>
      <text:list-level-style-number text:level="7" style:num-suffix="." style:num-format="1">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252in" fo:text-indent="-0.25in" fo:margin-left="4.12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252in"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752in" fo:text-indent="-0.1252in" fo:margin-left="1.8752in"/>
        </style:list-level-properties>
      </text:list-level-style-number>
      <text:list-level-style-number text:level="4"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752in" fo:text-indent="-0.1252in" fo:margin-left="3.3752in"/>
        </style:list-level-properties>
      </text:list-level-style-number>
      <text:list-level-style-number text:level="7" style:num-suffix="." style:num-format="1">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752in" fo:text-indent="-0.25in" fo:margin-left="4.3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752in" fo:text-indent="-0.1252in" fo:margin-left="4.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end" style:justify-single-word="false"/>
      <style:text-properties fo:font-size="12pt" style:font-size-asian="12pt" style:font-size-complex="12pt"/>
    </style:style>
    <style:style style:name="MP2" style:family="paragraph" style:parent-style-name="Header">
      <style:paragraph-properties fo:text-align="end" style:justify-single-word="false"/>
    </style:style>
    <style:style style:name="MT1" style:family="text">
      <style:text-properties officeooo:rsid="0002380f"/>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65in" fo:margin-bottom="0.65in" fo:margin-left="1.5in" fo:margin-right="1.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1.5in" fo:margin-bottom="0.75in" fo:margin-left="1.5in" fo:margin-right="1.5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75in" fo:margin-left="0in" fo:margin-right="0in" fo:margin-top="0.711in" style:dynamic-spacing="true"/>
      </style:footer-style>
    </style:page-layout>
    <style:page-layout style:name="Mpm7">
      <style:page-layout-properties fo:page-width="8.5in" fo:page-height="11in" style:num-format="1" style:print-orientation="portrait" fo:margin-top="1.5in" fo:margin-bottom="0.75in" fo:margin-left="1.5in" fo:margin-right="1.5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75in" fo:margin-left="0in" fo:margin-right="0in" fo:margin-top="0.711in" style:dynamic-spacing="true"/>
      </style:footer-style>
    </style:page-layout>
    <style:page-layout style:name="Mpm8">
      <style:page-layout-properties fo:page-width="8.5in" fo:page-height="11in" style:num-format="i" style:print-orientation="portrait" fo:margin-top="1.5in" fo:margin-bottom="1in" fo:margin-left="2in" fo:margin-right="1.333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style:page-layout style:name="Mpm9">
      <style:page-layout-properties fo:page-width="8.5in" fo:page-height="11in" style:num-format="i" style:print-orientation="portrait" fo:margin-top="1in" fo:margin-bottom="1in" fo:margin-left="2in" fo:margin-right="1.333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10">
      <style:page-layout-properties fo:page-width="8.5in" fo:page-height="11in" style:num-format="1" style:print-orientation="portrait" fo:margin-top="1in" fo:margin-bottom="1in" fo:margin-left="2in" fo:margin-right="1.333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335in" fo:margin-left="0in" fo:margin-right="0in" fo:margin-top="0.2945in" style:dynamic-spacing="true"/>
      </style:footer-style>
    </style:page-layout>
    <style:page-layout style:name="Mpm11" style:page-usage="mirrored">
      <style:page-layout-properties fo:page-width="9.25in" fo:page-height="7.5in" style:num-format="1" style:print-orientation="landscape" fo:margin-top="0.5in" fo:margin-bottom="0.5in" fo:margin-left="1.3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3in" style:dynamic-spacing="false"/>
      </style:header-style>
      <style:footer-style>
        <style:header-footer-properties fo:min-height="0.5in" fo:margin-left="0in" fo:margin-right="0in" fo:margin-top="0.3in" style:dynamic-spacing="false"/>
      </style:footer-style>
    </style:page-layout>
    <style:page-layout style:name="Mpm12">
      <style:page-layout-properties fo:page-width="7.5in" fo:page-height="9.25in" style:num-format="1" style:print-orientation="portrait" fo:margin-top="0.8in" fo:margin-bottom="0.8in" fo:margin-left="0.8in" fo:margin-right="0.8in" style:writing-mode="lr-tb" style:footnote-max-height="0in">
        <style:footnote-sep style:line-style="none"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15">
      <style:page-layout-properties fo:page-width="8.5in" fo:page-height="11in" style:num-format="1" style:print-orientation="portrait" fo:margin-top="1.5in" fo:margin-bottom="1.5in" fo:margin-left="2in" fo:margin-right="1.3335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6">
      <style:page-layout-properties fo:page-width="8.5in" fo:page-height="11in" style:num-format="1" style:print-orientation="portrait" fo:margin-top="1.5in" fo:margin-bottom="1.5in" fo:margin-left="2in" fo:margin-right="1.3299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columns fo:column-count="3" fo:column-gap="0.5in">
          <style:column style:rel-width="21845*" fo:start-indent="0in" fo:end-indent="0.25in"/>
          <style:column style:rel-width="21845*" fo:start-indent="0.25in" fo:end-indent="0.25in"/>
          <style:column style:rel-width="21845*" fo:start-indent="0.25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7">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18">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20">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ummitt - Alexander Washington Spotswood - </text:span>Page <text:page-number text:select-page="current">15</text:page-number></text:p>
      </style:head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master-page style:name="Endnote" style:page-layout-name="Mpm5"/>
    <style:master-page style:name="Convert_20_1" style:display-name="Convert 1" style:page-layout-name="Mpm6" style:next-style-name="Next_20_convert_20_1">
      <style:header>
        <text:p text:style-name="Header"/>
      </style:header>
      <style:footer>
        <text:p text:style-name="Footer"><text:span text:style-name="Page_20_Number"><text:page-number text:select-page="current">0</text:page-number></text:span></text:p>
      </style:footer>
    </style:master-page>
    <style:master-page style:name="Next_20_convert_20_1" style:display-name="Next convert 1" style:page-layout-name="Mpm7">
      <style:footer>
        <text:p text:style-name="Footer"><text:span text:style-name="Page_20_Number"><text:page-number text:select-page="current">0</text:page-number></text:span></text:p>
      </style:footer>
    </style:master-page>
    <style:master-page style:name="Convert_20_2" style:display-name="Convert 2" style:page-layout-name="Mpm8" style:next-style-name="Next_20_convert_20_2">
      <style:header>
        <text:p text:style-name="Header"/>
      </style:header>
      <style:footer>
        <text:p text:style-name="Footer"/>
      </style:footer>
    </style:master-page>
    <style:master-page style:name="Next_20_convert_20_2" style:display-name="Next convert 2" style:page-layout-name="Mpm9">
      <style:header>
        <text:p text:style-name="Header"/>
      </style:header>
      <style:footer>
        <text:p text:style-name="Footer"><draw:frame draw:style-name="Mfr1" draw:name="Frame1"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Convert_20_3" style:display-name="Convert 3" style:page-layout-name="Mpm10" style:next-style-name="Next_20_convert_20_3">
      <style:header>
        <text:p text:style-name="Header"/>
      </style:header>
      <style:footer>
        <text:p text:style-name="Footer"/>
      </style:footer>
    </style:master-page>
    <style:master-page style:name="Next_20_convert_20_3" style:display-name="Next convert 3" style:page-layout-name="Mpm10">
      <style:header>
        <text:p text:style-name="Header"/>
      </style:header>
      <style:footer>
        <text:p text:style-name="Footer"><draw:frame draw:style-name="Mfr1" draw:name="Frame2"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Landscape" style:page-layout-name="Mpm11">
      <style:header>
        <text:p text:style-name="Header"/>
      </style:header>
      <style:footer>
        <text:p text:style-name="Footer"/>
      </style:footer>
    </style:master-page>
    <style:master-page style:name="Footnote" style:page-layout-name="Mpm12"/>
    <style:master-page style:name="HTML" style:page-layout-name="Mpm13"/>
    <style:master-page style:name="Index" style:page-layout-name="Mpm14">
      <style:header>
        <text:p text:style-name="Header"/>
      </style:header>
      <style:footer>
        <text:p text:style-name="Footer"/>
      </style:footer>
    </style:master-page>
    <style:master-page style:name="Convert_20_4" style:display-name="Convert 4" style:page-layout-name="Mpm15">
      <style:header>
        <text:p text:style-name="Header"/>
      </style:header>
      <style:footer>
        <text:p text:style-name="Footer"/>
      </style:footer>
    </style:master-page>
    <style:master-page style:name="Convert_20_5" style:display-name="Convert 5" style:page-layout-name="Mpm16">
      <style:header>
        <text:p text:style-name="Header"/>
      </style:header>
      <style:footer>
        <text:p text:style-name="Footer"/>
      </style:footer>
    </style:master-page>
    <style:master-page style:name="MLA_20_Layout" style:display-name="MLA Layout" style:page-layout-name="Mpm17">
      <style:header>
        <text:p text:style-name="MP2"><office:annotation><dc:creator>Paul Johnson</dc:creator><dc:date>2008-11-18T19:55:43</dc:date><text:p>Headers are set by default on all pages. <text:s/>To remove the header from the first page, change the first page's style to MLA First Page. <text:s/>Be sure the others still use MLA Layout. <text:s/>This should not be necessary unless your professor tells you to.</text:p></office:annotation><text:sender-lastname text:fixed="false">Summitt</text:sender-lastname> <text:page-number text:select-page="current">0</text:page-number></text:p>
      </style:header>
    </style:master-page>
    <style:master-page style:name="MLA_20_First_20_Page" style:display-name="MLA First Page" style:page-layout-name="Mpm18" style:next-style-name="MLA_20_Layout"/>
    <style:master-page style:name="Destra" style:page-layout-name="Mpm19" style:next-style-name="Sinistra">
      <style:header>
        <text:p text:style-name="Header">Version 1<text:tab/><text:tab/><text:chapter text:display="name" text:outline-level="1"/></text:p>
      </style:header>
      <style:footer>
        <text:p text:style-name="Footer">InsertTheTitleOfYourDocumentHere<text:tab/><text:tab/><text:page-number text:select-page="current">0</text:page-number></text:p>
      </style:footer>
    </style:master-page>
    <style:master-page style:name="Sinistra" style:page-layout-name="Mpm20" style:next-style-name="Destra">
      <style:header>
        <text:p text:style-name="Header"><text:chapter text:display="name" text:outline-level="1"/><text:tab/><text:tab/>Versione 1</text:p>
      </style:header>
      <style:footer>
        <text:p text:style-name="Footer"><text:page-number text:select-page="current">0</text:page-number><text:tab/><text:tab/>InsertTheTitleOfYourDocumentHe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Summitt</meta:initial-creator>
    <meta:creation-date>2015-01-19T10:22:38.240283022</meta:creation-date>
    <dc:date>2015-01-26T20:14:59.831757164</dc:date>
    <dc:creator>Paul Summitt</dc:creator>
    <meta:editing-duration>PT22H1M31S</meta:editing-duration>
    <meta:editing-cycles>12</meta:editing-cycles>
    <meta:generator>LibreOffice/4.2.8.2$Linux_X86_64 LibreOffice_project/420$Build-2</meta:generator>
    <meta:document-statistic meta:table-count="0" meta:image-count="0" meta:object-count="0" meta:page-count="15" meta:paragraph-count="131" meta:word-count="4448" meta:character-count="30431" meta:non-whitespace-character-count="25970"/>
  </office:meta>
</office:document-meta>
</file>